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13" manifest:media-type="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"/>
  <manifest:file-entry manifest:full-path="ObjectReplacements/Object 3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"/>
  <manifest:file-entry manifest:full-path="ObjectReplacements/Object 10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"/>
  <manifest:file-entry manifest:full-path="ObjectReplacements/Object 17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fo:font-style="italic" officeooo:rsid="001a6335" officeooo:paragraph-rsid="001d2d77" style:font-name-asian="Noto Sans CJK SC Regular" style:font-size-asian="12pt" style:font-style-asian="italic" style:font-name-complex="FreeSans" style:font-size-complex="12pt" style:font-style-complex="italic"/>
    </style:style>
    <style:style style:name="P2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1d2d77" style:font-name-asian="Noto Sans CJK SC Regular" style:font-size-asian="12pt" style:font-name-complex="FreeSans" style:font-size-complex="12pt"/>
    </style:style>
    <style:style style:name="P3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officeooo:rsid="00228538" officeooo:paragraph-rsid="001d2d77" style:font-name-asian="Noto Sans CJK SC Regular" style:font-size-asian="12pt" style:font-name-complex="FreeSans" style:font-size-complex="12pt"/>
    </style:style>
    <style:style style:name="P4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1d2d77" style:font-size-asian="12pt" style:font-size-complex="12pt"/>
    </style:style>
    <style:style style:name="P5" style:family="paragraph" style:parent-style-name="Standard" style:master-page-name="">
      <loext:graphic-properties draw:fill="none"/>
      <style:paragraph-properties fo:margin-left="0in" fo:margin-right="-0.5in" fo:text-align="center" style:justify-single-word="false" fo:text-indent="0in" style:auto-text-indent="false" style:page-number="auto" fo:background-color="transparent"/>
      <style:text-properties style:font-name="Times New Roman1" fo:font-size="12pt" fo:language="uk" fo:country="UA" officeooo:paragraph-rsid="001d2d77" style:font-size-asian="12pt" style:font-size-complex="12pt"/>
    </style:style>
    <style:style style:name="P6" style:family="paragraph" style:parent-style-name="Standard" style:list-style-name="L1" style:master-page-name="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style:page-number="auto" fo:background-color="transparent"/>
      <style:text-properties style:font-name="Times New Roman1" fo:font-size="12pt" officeooo:rsid="001bfcd0" officeooo:paragraph-rsid="002734b0" style:font-size-asian="12pt" style:font-size-complex="12pt"/>
    </style:style>
    <style:style style:name="P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1d2d77"/>
    </style:style>
    <style:style style:name="P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1f2b45"/>
    </style:style>
    <style:style style:name="P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1f1760"/>
    </style:style>
    <style:style style:name="P1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24c09d"/>
    </style:style>
    <style:style style:name="P1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20efa0"/>
    </style:style>
    <style:style style:name="P1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2734b0"/>
    </style:style>
    <style:style style:name="P1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1d2d77" style:font-name-asian="Noto Sans CJK SC Regular" style:font-size-asian="12pt" style:font-name-complex="FreeSans" style:font-size-complex="12pt"/>
    </style:style>
    <style:style style:name="P1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24c09d" style:font-name-asian="Noto Sans CJK SC Regular" style:font-size-asian="12pt" style:font-name-complex="FreeSans" style:font-size-complex="12pt"/>
    </style:style>
    <style:style style:name="P1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2734b0" style:font-name-asian="Noto Sans CJK SC Regular" style:font-size-asian="12pt" style:font-name-complex="FreeSans" style:font-size-complex="12pt"/>
    </style:style>
    <style:style style:name="P1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242283" officeooo:paragraph-rsid="001f1760" style:font-name-asian="Noto Sans CJK SC Regular" style:font-size-asian="12pt" style:font-name-complex="FreeSans" style:font-size-complex="12pt"/>
    </style:style>
    <style:style style:name="P1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1d2d77" style:font-size-asian="12pt" style:font-size-complex="12pt"/>
    </style:style>
    <style:style style:name="P1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24c09d" style:font-size-asian="12pt" style:font-size-complex="12pt"/>
    </style:style>
    <style:style style:name="P1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2734b0" style:font-size-asian="12pt" style:font-size-complex="12pt"/>
    </style:style>
    <style:style style:name="P2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rsid="003c7d60" officeooo:paragraph-rsid="0020efa0"/>
    </style:style>
    <style:style style:name="P2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rsid="002634e1" officeooo:paragraph-rsid="001d2d77"/>
    </style:style>
    <style:style style:name="P2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rsid="00282d0e" officeooo:paragraph-rsid="0020efa0"/>
    </style:style>
    <style:style style:name="P2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tyle="normal" officeooo:rsid="0041c6eb" officeooo:paragraph-rsid="001d2d77" style:font-style-asian="normal" style:font-style-complex="normal"/>
    </style:style>
    <style:style style:name="P2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tyle="normal" officeooo:rsid="0043a15b" officeooo:paragraph-rsid="001d2d77" style:font-style-asian="normal" style:font-style-complex="normal"/>
    </style:style>
    <style:style style:name="P2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20efa0"/>
    </style:style>
    <style:style style:name="P2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24c09d"/>
    </style:style>
    <style:style style:name="P2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1d2d77"/>
    </style:style>
    <style:style style:name="P2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fo:font-style="italic" officeooo:rsid="00331474" officeooo:paragraph-rsid="001d2d77" style:font-name-asian="Noto Sans CJK SC Regular" style:font-size-asian="12pt" style:font-style-asian="italic" style:font-name-complex="FreeSans" style:font-size-complex="12pt" style:font-style-complex="italic"/>
    </style:style>
    <style:style style:name="P2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fo:font-style="normal" officeooo:rsid="00331474" officeooo:paragraph-rsid="001d2d77" style:font-name-asian="Noto Sans CJK SC Regular" style:font-size-asian="12pt" style:font-style-asian="normal" style:font-name-complex="FreeSans" style:font-size-complex="12pt" style:font-style-complex="normal"/>
    </style:style>
    <style:style style:name="P3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2734b0" style:font-size-asian="12pt" style:font-size-complex="12pt"/>
    </style:style>
    <style:style style:name="T1" style:family="text">
      <style:text-properties officeooo:rsid="0006d98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1760" style:font-style-asian="italic" style:font-style-complex="italic"/>
    </style:style>
    <style:style style:name="T4" style:family="text">
      <style:text-properties fo:font-style="italic" style:font-name-asian="Noto Sans CJK SC Regular" style:font-style-asian="italic" style:font-name-complex="FreeSans" style:font-style-complex="italic"/>
    </style:style>
    <style:style style:name="T5" style:family="text">
      <style:text-properties fo:font-style="italic" officeooo:rsid="001a6335" style:font-name-asian="Noto Sans CJK SC Regular" style:font-style-asian="italic" style:font-name-complex="FreeSans" style:font-style-complex="italic"/>
    </style:style>
    <style:style style:name="T6" style:family="text">
      <style:text-properties officeooo:rsid="004502e3"/>
    </style:style>
    <style:style style:name="T7" style:family="text">
      <style:text-properties style:text-position="sub 58%" style:font-name-asian="Noto Sans CJK SC Regular" style:font-name-complex="FreeSans"/>
    </style:style>
    <style:style style:name="T8" style:family="text">
      <style:text-properties style:text-position="sub 58%" officeooo:rsid="004502e3" style:font-name-asian="Noto Sans CJK SC Regular" style:font-name-complex="FreeSans"/>
    </style:style>
    <style:style style:name="T9" style:family="text">
      <style:text-properties style:text-position="sub 58%" fo:font-size="12pt" fo:language="uk" fo:country="UA" style:font-name-asian="Noto Sans CJK SC Regular" style:font-size-asian="12pt" style:font-name-complex="FreeSans" style:font-size-complex="12pt"/>
    </style:style>
    <style:style style:name="T10" style:family="text">
      <style:text-properties style:text-position="sub 58%" fo:font-size="12pt" fo:language="uk" fo:country="UA" officeooo:rsid="00209c53" style:font-name-asian="Noto Sans CJK SC Regular" style:font-size-asian="12pt" style:font-name-complex="FreeSans" style:font-size-complex="12pt"/>
    </style:style>
    <style:style style:name="T11" style:family="text">
      <style:text-properties style:text-position="sub 58%" fo:font-size="12pt" fo:language="uk" fo:country="UA" officeooo:rsid="001a6335" style:font-name-asian="Noto Sans CJK SC Regular" style:font-size-asian="12pt" style:font-name-complex="FreeSans" style:font-size-complex="12pt"/>
    </style:style>
    <style:style style:name="T12" style:family="text">
      <style:text-properties style:text-position="sub 58%" fo:font-size="12pt" fo:language="uk" fo:country="UA" officeooo:rsid="001f2b45" style:font-name-asian="Noto Sans CJK SC Regular" style:font-size-asian="12pt" style:font-name-complex="FreeSans" style:font-size-complex="12pt"/>
    </style:style>
    <style:style style:name="T13" style:family="text">
      <style:text-properties style:text-position="sub 58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4" style:family="text">
      <style:text-properties style:text-position="sub 58%" fo:font-size="12pt" fo:language="uk" fo:country="UA" fo:font-style="normal" officeooo:rsid="0021ea48" style:font-name-asian="Noto Sans CJK SC Regular" style:font-size-asian="12pt" style:font-style-asian="normal" style:font-name-complex="FreeSans" style:font-size-complex="12pt" style:font-style-complex="normal"/>
    </style:style>
    <style:style style:name="T15" style:family="text">
      <style:text-properties style:text-position="sub 58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6" style:family="text">
      <style:text-properties style:text-position="sub 58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7" style:family="text">
      <style:text-properties style:text-position="sub 58%" fo:font-size="12pt" fo:language="uk" fo:country="UA" fo:font-style="normal" officeooo:rsid="00116113" style:font-name-asian="Noto Sans CJK SC Regular" style:font-size-asian="12pt" style:font-style-asian="normal" style:font-name-complex="FreeSans" style:font-size-complex="12pt" style:font-style-complex="normal"/>
    </style:style>
    <style:style style:name="T18" style:family="text">
      <style:text-properties style:text-position="sub 58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9" style:family="text">
      <style:text-properties style:text-position="sub 58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20" style:family="text">
      <style:text-properties style:text-position="sub 58%" fo:font-size="12pt" fo:language="uk" fo:country="UA" fo:font-style="normal" officeooo:rsid="00089b1f" style:font-name-asian="Noto Sans CJK SC Regular" style:font-size-asian="12pt" style:font-style-asian="normal" style:font-name-complex="FreeSans" style:font-size-complex="12pt" style:font-style-complex="normal"/>
    </style:style>
    <style:style style:name="T21" style:family="text">
      <style:text-properties style:text-position="sub 58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22" style:family="text">
      <style:text-properties style:text-position="sub 58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23" style:family="text">
      <style:text-properties style:text-position="sub 58%" fo:font-size="12pt" fo:language="uk" fo:country="UA" fo:font-style="normal" officeooo:rsid="002f5486" style:font-name-asian="Noto Sans CJK SC Regular" style:font-size-asian="12pt" style:font-style-asian="normal" style:font-name-complex="FreeSans" style:font-size-complex="12pt" style:font-style-complex="normal"/>
    </style:style>
    <style:style style:name="T24" style:family="text">
      <style:text-properties style:text-position="sub 58%" fo:font-size="12pt" fo:language="uk" fo:country="UA" fo:font-style="normal" officeooo:rsid="001f1760" style:font-name-asian="Noto Sans CJK SC Regular" style:font-size-asian="12pt" style:font-style-asian="normal" style:font-name-complex="FreeSans" style:font-size-complex="12pt" style:font-style-complex="normal"/>
    </style:style>
    <style:style style:name="T25" style:family="text">
      <style:text-properties style:text-position="sub 58%" fo:font-size="12pt" fo:language="uk" fo:country="UA" fo:font-style="normal" officeooo:rsid="001f2b45" style:font-name-asian="Noto Sans CJK SC Regular" style:font-size-asian="12pt" style:font-style-asian="normal" style:font-name-complex="FreeSans" style:font-size-complex="12pt" style:font-style-complex="normal"/>
    </style:style>
    <style:style style:name="T26" style:family="text">
      <style:text-properties style:text-position="sub 58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27" style:family="text">
      <style:text-properties style:text-position="sub 58%" fo:font-size="12pt" fo:language="uk" fo:country="UA" fo:font-style="normal" officeooo:rsid="0037a67a" style:font-name-asian="Noto Sans CJK SC Regular" style:font-size-asian="12pt" style:font-style-asian="normal" style:font-name-complex="FreeSans" style:font-size-complex="12pt" style:font-style-complex="normal"/>
    </style:style>
    <style:style style:name="T28" style:family="text">
      <style:text-properties style:text-position="sub 58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29" style:family="text">
      <style:text-properties style:text-position="sub 58%" fo:language="uk" fo:country="UA" fo:font-style="normal" officeooo:rsid="00246311" style:font-name-asian="Noto Sans CJK SC Regular" style:font-style-asian="normal" style:font-name-complex="FreeSans" style:font-style-complex="normal"/>
    </style:style>
    <style:style style:name="T30" style:family="text">
      <style:text-properties style:text-position="sub 58%" fo:language="uk" fo:country="UA" fo:font-style="normal" officeooo:rsid="00089b1f" style:font-name-asian="Noto Sans CJK SC Regular" style:font-style-asian="normal" style:font-name-complex="FreeSans" style:font-style-complex="normal"/>
    </style:style>
    <style:style style:name="T31" style:family="text">
      <style:text-properties style:text-position="sub 58%" fo:language="uk" fo:country="UA" fo:font-style="normal" officeooo:rsid="00224b56" style:font-name-asian="Noto Sans CJK SC Regular" style:font-style-asian="normal" style:font-name-complex="FreeSans" style:font-style-complex="normal"/>
    </style:style>
    <style:style style:name="T32" style:family="text">
      <style:text-properties style:text-position="sub 58%" fo:language="uk" fo:country="UA" fo:font-style="normal" officeooo:rsid="000c6998" style:font-name-asian="Symbola" style:font-style-asian="normal" style:font-name-complex="Symbola" style:font-style-complex="normal"/>
    </style:style>
    <style:style style:name="T33" style:family="text">
      <style:text-properties style:text-position="sub 58%" style:font-name="Times New Roman1" fo:font-size="12pt" fo:language="uk" fo:country="UA" fo:font-style="normal" officeooo:rsid="0040232e" style:font-name-asian="Times New Roman" style:font-size-asian="12pt" style:font-style-asian="normal" style:font-name-complex="Times New Roman" style:font-size-complex="12pt" style:font-style-complex="normal"/>
    </style:style>
    <style:style style:name="T34" style:family="text">
      <style:text-properties style:text-position="sub 58%" style:font-name="Times New Roman1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35" style:family="text">
      <style:text-properties style:text-position="sub 58%" officeooo:rsid="000c6998"/>
    </style:style>
    <style:style style:name="T36" style:family="text">
      <style:text-properties style:text-position="sub 58%" style:font-name="Times New Roman1" officeooo:rsid="000c6998"/>
    </style:style>
    <style:style style:name="T37" style:family="text">
      <style:text-properties style:text-position="sub 58%" style:font-name="Times New Roman1" fo:language="uk" fo:country="UA" fo:font-style="normal" officeooo:rsid="000c6998" style:font-name-asian="Symbola" style:font-style-asian="normal" style:font-name-complex="Symbola" style:font-style-complex="normal"/>
    </style:style>
    <style:style style:name="T38" style:family="text">
      <style:text-properties style:font-name-asian="Noto Sans CJK SC Regular" style:font-name-complex="FreeSans"/>
    </style:style>
    <style:style style:name="T39" style:family="text">
      <style:text-properties officeooo:rsid="004502e3" style:font-name-asian="Noto Sans CJK SC Regular" style:font-name-complex="FreeSans"/>
    </style:style>
    <style:style style:name="T40" style:family="text">
      <style:text-properties officeooo:rsid="0046f8b1" style:font-name-asian="Noto Sans CJK SC Regular" style:font-name-complex="FreeSans"/>
    </style:style>
    <style:style style:name="T41" style:family="text">
      <style:text-properties officeooo:rsid="001dc853" style:font-name-asian="Noto Sans CJK SC Regular" style:font-name-complex="FreeSans"/>
    </style:style>
    <style:style style:name="T42" style:family="text">
      <style:text-properties officeooo:rsid="001a6335" style:font-name-asian="Noto Sans CJK SC Regular" style:font-name-complex="FreeSans"/>
    </style:style>
    <style:style style:name="T43" style:family="text">
      <style:text-properties fo:font-style="normal" officeooo:rsid="001a6335" style:font-name-asian="Noto Sans CJK SC Regular" style:font-style-asian="normal" style:font-name-complex="FreeSans" style:font-style-complex="normal"/>
    </style:style>
    <style:style style:name="T44" style:family="text">
      <style:text-properties fo:font-style="normal" officeooo:rsid="000d2bcb" style:font-style-asian="normal" style:font-style-complex="normal"/>
    </style:style>
    <style:style style:name="T45" style:family="text">
      <style:text-properties style:text-position="0% 100%"/>
    </style:style>
    <style:style style:name="T46" style:family="text">
      <style:text-properties style:text-position="0% 100%" fo:font-style="normal" style:font-style-asian="normal" style:font-style-complex="normal"/>
    </style:style>
    <style:style style:name="T47" style:family="text">
      <style:text-properties style:text-position="0% 100%" fo:font-style="normal" officeooo:rsid="001dc853" style:font-style-asian="normal" style:font-style-complex="normal"/>
    </style:style>
    <style:style style:name="T48" style:family="text">
      <style:text-properties style:text-position="0% 100%" fo:font-style="normal" officeooo:rsid="00228538" style:font-style-asian="normal" style:font-style-complex="normal"/>
    </style:style>
    <style:style style:name="T49" style:family="text">
      <style:text-properties style:text-position="0% 100%" fo:font-style="normal" officeooo:rsid="002452e3" style:font-style-asian="normal" style:font-style-complex="normal"/>
    </style:style>
    <style:style style:name="T50" style:family="text">
      <style:text-properties style:text-position="0% 100%" fo:font-style="normal" officeooo:rsid="0029c710" style:font-style-asian="normal" style:font-style-complex="normal"/>
    </style:style>
    <style:style style:name="T51" style:family="text">
      <style:text-properties style:text-position="0% 100%" fo:font-style="normal" officeooo:rsid="001bfcd0" style:font-style-asian="normal" style:font-style-complex="normal"/>
    </style:style>
    <style:style style:name="T52" style:family="text">
      <style:text-properties style:text-position="0% 100%" fo:font-style="normal" officeooo:rsid="00197f3a" style:font-style-asian="normal" style:font-style-complex="normal"/>
    </style:style>
    <style:style style:name="T53" style:family="text">
      <style:text-properties style:text-position="0% 100%" fo:font-style="normal" officeooo:rsid="0008605d" style:font-style-asian="normal" style:font-style-complex="normal"/>
    </style:style>
    <style:style style:name="T54" style:family="text">
      <style:text-properties style:text-position="0% 100%" fo:font-style="normal" officeooo:rsid="001f2b45" style:font-style-asian="normal" style:font-style-complex="normal"/>
    </style:style>
    <style:style style:name="T55" style:family="text">
      <style:text-properties style:text-position="0% 100%" fo:font-style="normal" officeooo:rsid="0001ed03" style:font-style-asian="normal" style:font-style-complex="normal"/>
    </style:style>
    <style:style style:name="T56" style:family="text">
      <style:text-properties style:text-position="0% 100%" fo:font-style="normal" officeooo:rsid="001fe023" style:font-style-asian="normal" style:font-style-complex="normal"/>
    </style:style>
    <style:style style:name="T57" style:family="text">
      <style:text-properties style:text-position="0% 100%" fo:font-style="normal" officeooo:rsid="0046b39a" style:font-style-asian="normal" style:font-style-complex="normal"/>
    </style:style>
    <style:style style:name="T58" style:family="text">
      <style:text-properties style:text-position="0% 100%" fo:font-style="normal" officeooo:rsid="001dc853" style:font-name-asian="Times New Roman" style:font-style-asian="normal" style:font-name-complex="Times New Roman" style:font-style-complex="normal"/>
    </style:style>
    <style:style style:name="T59" style:family="text">
      <style:text-properties style:text-position="0% 100%" fo:font-style="normal" officeooo:rsid="0023608f" style:font-name-asian="Symbol" style:font-style-asian="normal" style:font-name-complex="Symbol" style:font-style-complex="normal"/>
    </style:style>
    <style:style style:name="T60" style:family="text">
      <style:text-properties style:text-position="0% 100%" officeooo:rsid="001dc853" style:font-name-asian="Symbola" style:font-name-complex="Symbola"/>
    </style:style>
    <style:style style:name="T61" style:family="text">
      <style:text-properties style:text-position="0% 100%" officeooo:rsid="001dc853" style:font-name-asian="Times New Roman" style:font-name-complex="Times New Roman"/>
    </style:style>
    <style:style style:name="T62" style:family="text">
      <style:text-properties style:text-position="0% 100%" fo:font-style="italic" officeooo:rsid="001dc853" style:font-name-asian="Times New Roman" style:font-style-asian="italic" style:font-name-complex="Times New Roman" style:font-style-complex="italic"/>
    </style:style>
    <style:style style:name="T63" style:family="text">
      <style:text-properties style:text-position="0% 100%" fo:font-style="italic" style:font-style-asian="italic" style:font-style-complex="italic"/>
    </style:style>
    <style:style style:name="T64" style:family="text">
      <style:text-properties style:text-position="0% 100%" fo:font-style="italic" officeooo:rsid="00228538" style:font-style-asian="italic" style:font-style-complex="italic"/>
    </style:style>
    <style:style style:name="T65" style:family="text">
      <style:text-properties style:text-position="0% 100%" fo:font-style="italic" officeooo:rsid="001f1760" style:font-style-asian="italic" style:font-style-complex="italic"/>
    </style:style>
    <style:style style:name="T66" style:family="text">
      <style:text-properties style:text-position="0% 100%" fo:font-style="italic" officeooo:rsid="00282d0e" style:font-style-asian="italic" style:font-style-complex="italic"/>
    </style:style>
    <style:style style:name="T67" style:family="text">
      <style:text-properties style:text-position="0% 100%" fo:font-style="italic" officeooo:rsid="0023608f" style:font-name-asian="Symbol" style:font-style-asian="italic" style:font-name-complex="Symbol1" style:font-style-complex="italic"/>
    </style:style>
    <style:style style:name="T68" style:family="text">
      <style:text-properties style:text-position="0% 100%" fo:font-style="italic" officeooo:rsid="001f2b45" style:font-name-asian="Noto Sans CJK SC Regular" style:font-style-asian="italic" style:font-name-complex="FreeSans" style:font-style-complex="italic"/>
    </style:style>
    <style:style style:name="T69" style:family="text">
      <style:text-properties style:text-position="0% 100%" fo:font-size="12pt" fo:language="uk" fo:country="UA" style:font-name-asian="Noto Sans CJK SC Regular" style:font-size-asian="12pt" style:font-name-complex="FreeSans" style:font-size-complex="12pt"/>
    </style:style>
    <style:style style:name="T70" style:family="text">
      <style:text-properties style:text-position="0% 100%" fo:font-size="12pt" fo:language="uk" fo:country="UA" officeooo:rsid="00228538" style:font-name-asian="Noto Sans CJK SC Regular" style:font-size-asian="12pt" style:font-name-complex="FreeSans" style:font-size-complex="12pt"/>
    </style:style>
    <style:style style:name="T71" style:family="text">
      <style:text-properties style:text-position="0% 100%" fo:font-size="12pt" fo:language="uk" fo:country="UA" officeooo:rsid="00209c53" style:font-name-asian="Noto Sans CJK SC Regular" style:font-size-asian="12pt" style:font-name-complex="FreeSans" style:font-size-complex="12pt"/>
    </style:style>
    <style:style style:name="T72" style:family="text">
      <style:text-properties style:text-position="0% 100%" fo:font-size="12pt" fo:language="uk" fo:country="UA" officeooo:rsid="00389a2e" style:font-name-asian="Noto Sans CJK SC Regular" style:font-size-asian="12pt" style:font-name-complex="FreeSans" style:font-size-complex="12pt"/>
    </style:style>
    <style:style style:name="T73" style:family="text">
      <style:text-properties style:text-position="0% 100%" fo:font-size="12pt" fo:language="uk" fo:country="UA" officeooo:rsid="003f9084" style:font-name-asian="Noto Sans CJK SC Regular" style:font-size-asian="12pt" style:font-name-complex="FreeSans" style:font-size-complex="12pt"/>
    </style:style>
    <style:style style:name="T74" style:family="text">
      <style:text-properties style:text-position="0% 100%" fo:font-size="12pt" fo:language="uk" fo:country="UA" officeooo:rsid="000eda74" style:font-name-asian="Noto Sans CJK SC Regular" style:font-size-asian="12pt" style:font-name-complex="FreeSans" style:font-size-complex="12pt"/>
    </style:style>
    <style:style style:name="T75" style:family="text">
      <style:text-properties style:text-position="0% 100%" fo:font-size="12pt" fo:language="uk" fo:country="UA" officeooo:rsid="0023608f" style:font-name-asian="Noto Sans CJK SC Regular" style:font-size-asian="12pt" style:font-name-complex="FreeSans" style:font-size-complex="12pt"/>
    </style:style>
    <style:style style:name="T76" style:family="text">
      <style:text-properties style:text-position="0% 100%" fo:font-size="12pt" fo:language="uk" fo:country="UA" officeooo:rsid="002452e3" style:font-name-asian="Noto Sans CJK SC Regular" style:font-size-asian="12pt" style:font-name-complex="FreeSans" style:font-size-complex="12pt"/>
    </style:style>
    <style:style style:name="T77" style:family="text">
      <style:text-properties style:text-position="0% 100%" fo:font-size="12pt" fo:language="uk" fo:country="UA" officeooo:rsid="0005d324" style:font-name-asian="Noto Sans CJK SC Regular" style:font-size-asian="12pt" style:font-name-complex="FreeSans" style:font-size-complex="12pt"/>
    </style:style>
    <style:style style:name="T78" style:family="text">
      <style:text-properties style:text-position="0% 100%" fo:font-size="12pt" fo:language="uk" fo:country="UA" officeooo:rsid="00116113" style:font-name-asian="Noto Sans CJK SC Regular" style:font-size-asian="12pt" style:font-name-complex="FreeSans" style:font-size-complex="12pt"/>
    </style:style>
    <style:style style:name="T79" style:family="text">
      <style:text-properties style:text-position="0% 100%" fo:font-size="12pt" fo:language="uk" fo:country="UA" officeooo:rsid="000b9962" style:font-name-asian="Noto Sans CJK SC Regular" style:font-size-asian="12pt" style:font-name-complex="FreeSans" style:font-size-complex="12pt"/>
    </style:style>
    <style:style style:name="T80" style:family="text">
      <style:text-properties style:text-position="0% 100%" fo:font-size="12pt" fo:language="uk" fo:country="UA" officeooo:rsid="0009a4c8" style:font-name-asian="Noto Sans CJK SC Regular" style:font-size-asian="12pt" style:font-name-complex="FreeSans" style:font-size-complex="12pt"/>
    </style:style>
    <style:style style:name="T81" style:family="text">
      <style:text-properties style:text-position="0% 100%" fo:font-size="12pt" fo:language="uk" fo:country="UA" officeooo:rsid="00089b1f" style:font-name-asian="Noto Sans CJK SC Regular" style:font-size-asian="12pt" style:font-name-complex="FreeSans" style:font-size-complex="12pt"/>
    </style:style>
    <style:style style:name="T82" style:family="text">
      <style:text-properties style:text-position="0% 100%" fo:font-size="12pt" fo:language="uk" fo:country="UA" officeooo:rsid="00242283" style:font-name-asian="Noto Sans CJK SC Regular" style:font-size-asian="12pt" style:font-name-complex="FreeSans" style:font-size-complex="12pt"/>
    </style:style>
    <style:style style:name="T83" style:family="text">
      <style:text-properties style:text-position="0% 100%" fo:font-size="12pt" fo:language="uk" fo:country="UA" officeooo:rsid="001a67f6" style:font-name-asian="Noto Sans CJK SC Regular" style:font-size-asian="12pt" style:font-name-complex="FreeSans" style:font-size-complex="12pt"/>
    </style:style>
    <style:style style:name="T84" style:family="text">
      <style:text-properties style:text-position="0% 100%" fo:font-size="12pt" fo:language="uk" fo:country="UA" officeooo:rsid="00247235" style:font-name-asian="Noto Sans CJK SC Regular" style:font-size-asian="12pt" style:font-name-complex="FreeSans" style:font-size-complex="12pt"/>
    </style:style>
    <style:style style:name="T85" style:family="text">
      <style:text-properties style:text-position="0% 100%" fo:font-size="12pt" fo:language="uk" fo:country="UA" officeooo:rsid="002634e1" style:font-name-asian="Noto Sans CJK SC Regular" style:font-size-asian="12pt" style:font-name-complex="FreeSans" style:font-size-complex="12pt"/>
    </style:style>
    <style:style style:name="T86" style:family="text">
      <style:text-properties style:text-position="0% 100%" fo:font-size="12pt" fo:language="uk" fo:country="UA" officeooo:rsid="002ecd8f" style:font-name-asian="Noto Sans CJK SC Regular" style:font-size-asian="12pt" style:font-name-complex="FreeSans" style:font-size-complex="12pt"/>
    </style:style>
    <style:style style:name="T87" style:family="text">
      <style:text-properties style:text-position="0% 100%" fo:font-size="12pt" fo:language="uk" fo:country="UA" officeooo:rsid="0040232e" style:font-name-asian="Noto Sans CJK SC Regular" style:font-size-asian="12pt" style:font-name-complex="FreeSans" style:font-size-complex="12pt"/>
    </style:style>
    <style:style style:name="T88" style:family="text">
      <style:text-properties style:text-position="0% 100%" fo:font-size="12pt" fo:language="uk" fo:country="UA" officeooo:rsid="00141df2" style:font-name-asian="Noto Sans CJK SC Regular" style:font-size-asian="12pt" style:font-name-complex="FreeSans" style:font-size-complex="12pt"/>
    </style:style>
    <style:style style:name="T89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90" style:family="text">
      <style:text-properties style:text-position="0% 100%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91" style:family="text">
      <style:text-properties style:text-position="0% 100%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92" style:family="text">
      <style:text-properties style:text-position="0% 100%" fo:font-size="12pt" fo:language="uk" fo:country="UA" fo:font-style="italic" officeooo:rsid="003e152a" style:font-name-asian="Noto Sans CJK SC Regular" style:font-size-asian="12pt" style:font-style-asian="italic" style:font-name-complex="FreeSans" style:font-size-complex="12pt" style:font-style-complex="italic"/>
    </style:style>
    <style:style style:name="T93" style:family="text">
      <style:text-properties style:text-position="0% 100%" fo:font-size="12pt" fo:language="uk" fo:country="UA" fo:font-style="italic" officeooo:rsid="0023608f" style:font-name-asian="Noto Sans CJK SC Regular" style:font-size-asian="12pt" style:font-style-asian="italic" style:font-name-complex="FreeSans" style:font-size-complex="12pt" style:font-style-complex="italic"/>
    </style:style>
    <style:style style:name="T94" style:family="text">
      <style:text-properties style:text-position="0% 100%" fo:font-size="12pt" fo:language="uk" fo:country="UA" fo:font-style="italic" officeooo:rsid="00247235" style:font-name-asian="Noto Sans CJK SC Regular" style:font-size-asian="12pt" style:font-style-asian="italic" style:font-name-complex="FreeSans" style:font-size-complex="12pt" style:font-style-complex="italic"/>
    </style:style>
    <style:style style:name="T95" style:family="text">
      <style:text-properties style:text-position="0% 100%" fo:font-size="12pt" fo:language="uk" fo:country="UA" fo:font-style="italic" officeooo:rsid="00282d0e" style:font-name-asian="Noto Sans CJK SC Regular" style:font-size-asian="12pt" style:font-style-asian="italic" style:font-name-complex="FreeSans" style:font-size-complex="12pt" style:font-style-complex="italic"/>
    </style:style>
    <style:style style:name="T96" style:family="text">
      <style:text-properties style:text-position="0% 100%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97" style:family="text">
      <style:text-properties style:text-position="0% 100%" fo:font-size="12pt" fo:language="uk" fo:country="UA" fo:font-style="italic" officeooo:rsid="002ecd8f" style:font-name-asian="Noto Sans CJK SC Regular" style:font-size-asian="12pt" style:font-style-asian="italic" style:font-name-complex="FreeSans" style:font-size-complex="12pt" style:font-style-complex="italic"/>
    </style:style>
    <style:style style:name="T98" style:family="text">
      <style:text-properties style:text-position="0% 100%" fo:font-size="12pt" fo:language="uk" fo:country="UA" fo:font-style="italic" officeooo:rsid="002452e3" style:font-name-asian="Noto Sans CJK SC Regular" style:font-size-asian="12pt" style:font-style-asian="italic" style:font-name-complex="FreeSans" style:font-size-complex="12pt" style:font-style-complex="italic"/>
    </style:style>
    <style:style style:name="T99" style:family="text">
      <style:text-properties style:text-position="0% 100%" fo:font-size="12pt" fo:language="uk" fo:country="UA" fo:font-style="italic" officeooo:rsid="00331474" style:font-name-asian="Noto Sans CJK SC Regular" style:font-size-asian="12pt" style:font-style-asian="italic" style:font-name-complex="FreeSans" style:font-size-complex="12pt" style:font-style-complex="italic"/>
    </style:style>
    <style:style style:name="T100" style:family="text">
      <style:text-properties style:text-position="0% 100%" fo:font-size="12pt" fo:language="uk" fo:country="UA" fo:font-style="italic" officeooo:rsid="0037a67a" style:font-name-asian="Noto Sans CJK SC Regular" style:font-size-asian="12pt" style:font-style-asian="italic" style:font-name-complex="FreeSans" style:font-size-complex="12pt" style:font-style-complex="italic"/>
    </style:style>
    <style:style style:name="T101" style:family="text">
      <style:text-properties style:text-position="0% 100%" fo:font-size="12pt" fo:language="uk" fo:country="UA" fo:font-style="italic" officeooo:rsid="003e152a" style:font-name-asian="Times New Roman" style:font-size-asian="12pt" style:font-style-asian="italic" style:font-name-complex="Times New Roman" style:font-size-complex="12pt" style:font-style-complex="italic"/>
    </style:style>
    <style:style style:name="T102" style:family="text">
      <style:text-properties style:text-position="0% 100%" fo:font-size="12pt" fo:language="uk" fo:country="UA" fo:font-style="italic" officeooo:rsid="0023608f" style:font-name-asian="Symbol" style:font-size-asian="12pt" style:font-style-asian="italic" style:font-name-complex="Symbol" style:font-size-complex="12pt" style:font-style-complex="italic"/>
    </style:style>
    <style:style style:name="T103" style:family="text">
      <style:text-properties style:text-position="0% 100%" fo:font-size="12pt" fo:language="uk" fo:country="UA" fo:font-style="italic" officeooo:rsid="00331474" style:font-name-asian="Symbol" style:font-size-asian="12pt" style:font-style-asian="italic" style:font-name-complex="Symbol" style:font-size-complex="12pt" style:font-style-complex="italic"/>
    </style:style>
    <style:style style:name="T104" style:family="text">
      <style:text-properties style:text-position="0% 100%" fo:font-size="12pt" fo:language="uk" fo:country="UA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105" style:family="text">
      <style:text-properties style:text-position="0% 100%" fo:font-size="12pt" fo:language="uk" fo:country="UA" fo:font-style="normal" officeooo:rsid="003e152a" style:font-name-asian="Times New Roman" style:font-size-asian="12pt" style:font-style-asian="normal" style:font-name-complex="Times New Roman" style:font-size-complex="12pt" style:font-style-complex="normal"/>
    </style:style>
    <style:style style:name="T106" style:family="text">
      <style:text-properties style:text-position="0% 100%" fo:font-size="12pt" fo:language="uk" fo:country="UA" fo:font-style="normal" officeooo:rsid="005846a8" style:font-name-asian="Times New Roman" style:font-size-asian="12pt" style:font-style-asian="normal" style:font-name-complex="Times New Roman" style:font-size-complex="12pt" style:font-style-complex="normal"/>
    </style:style>
    <style:style style:name="T107" style:family="text">
      <style:text-properties style:text-position="0% 100%" fo:font-size="12pt" fo:language="uk" fo:country="UA" fo:font-style="normal" officeooo:rsid="0040232e" style:font-name-asian="Times New Roman" style:font-size-asian="12pt" style:font-style-asian="normal" style:font-name-complex="Times New Roman" style:font-size-complex="12pt" style:font-style-complex="normal"/>
    </style:style>
    <style:style style:name="T108" style:family="text">
      <style:text-properties style:text-position="0% 100%" fo:font-size="12pt" fo:language="uk" fo:country="UA" fo:font-style="normal" officeooo:rsid="003e3f3a" style:font-name-asian="Times New Roman" style:font-size-asian="12pt" style:font-style-asian="normal" style:font-name-complex="Times New Roman" style:font-size-complex="12pt" style:font-style-complex="normal"/>
    </style:style>
    <style:style style:name="T109" style:family="text">
      <style:text-properties style:text-position="0% 100%" fo:font-size="12pt" fo:language="uk" fo:country="UA" fo:font-style="normal" officeooo:rsid="003f9084" style:font-name-asian="Times New Roman" style:font-size-asian="12pt" style:font-style-asian="normal" style:font-name-complex="Times New Roman" style:font-size-complex="12pt" style:font-style-complex="normal"/>
    </style:style>
    <style:style style:name="T110" style:family="text">
      <style:text-properties style:text-position="0% 100%" fo:font-size="12pt" fo:language="uk" fo:country="UA" fo:font-style="normal" officeooo:rsid="0041c6eb" style:font-name-asian="Times New Roman" style:font-size-asian="12pt" style:font-style-asian="normal" style:font-name-complex="Times New Roman" style:font-size-complex="12pt" style:font-style-complex="normal"/>
    </style:style>
    <style:style style:name="T111" style:family="text">
      <style:text-properties style:text-position="0% 100%" fo:font-size="12pt" fo:language="uk" fo:country="UA" fo:font-style="normal" officeooo:rsid="0036f0c3" style:font-name-asian="Times New Roman" style:font-size-asian="12pt" style:font-style-asian="normal" style:font-name-complex="Times New Roman" style:font-size-complex="12pt" style:font-style-complex="normal"/>
    </style:style>
    <style:style style:name="T112" style:family="text">
      <style:text-properties style:text-position="0% 100%" fo:font-size="12pt" fo:language="uk" fo:country="UA" fo:font-style="normal" style:font-name-asian="Noto Sans CJK SC Regular" style:font-size-asian="12pt" style:font-style-asian="normal" style:font-name-complex="FreeSans" style:font-size-complex="12pt" style:font-style-complex="normal"/>
    </style:style>
    <style:style style:name="T113" style:family="text">
      <style:text-properties style:text-position="0% 100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14" style:family="text">
      <style:text-properties style:text-position="0% 100%" fo:font-size="12pt" fo:language="uk" fo:country="UA" fo:font-style="normal" officeooo:rsid="003a947a" style:font-name-asian="Noto Sans CJK SC Regular" style:font-size-asian="12pt" style:font-style-asian="normal" style:font-name-complex="FreeSans" style:font-size-complex="12pt" style:font-style-complex="normal"/>
    </style:style>
    <style:style style:name="T115" style:family="text">
      <style:text-properties style:text-position="0% 100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16" style:family="text">
      <style:text-properties style:text-position="0% 100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17" style:family="text">
      <style:text-properties style:text-position="0% 100%" fo:font-size="12pt" fo:language="uk" fo:country="UA" fo:font-style="normal" officeooo:rsid="001dc853" style:font-name-asian="Noto Sans CJK SC Regular" style:font-size-asian="12pt" style:font-style-asian="normal" style:font-name-complex="FreeSans" style:font-size-complex="12pt" style:font-style-complex="normal"/>
    </style:style>
    <style:style style:name="T118" style:family="text">
      <style:text-properties style:text-position="0% 100%" fo:font-size="12pt" fo:language="uk" fo:country="UA" fo:font-style="normal" officeooo:rsid="00247235" style:font-name-asian="Noto Sans CJK SC Regular" style:font-size-asian="12pt" style:font-style-asian="normal" style:font-name-complex="FreeSans" style:font-size-complex="12pt" style:font-style-complex="normal"/>
    </style:style>
    <style:style style:name="T119" style:family="text">
      <style:text-properties style:text-position="0% 100%" fo:font-size="12pt" fo:language="uk" fo:country="UA" fo:font-style="normal" officeooo:rsid="0023608f" style:font-name-asian="Noto Sans CJK SC Regular" style:font-size-asian="12pt" style:font-style-asian="normal" style:font-name-complex="FreeSans" style:font-size-complex="12pt" style:font-style-complex="normal"/>
    </style:style>
    <style:style style:name="T120" style:family="text">
      <style:text-properties style:text-position="0% 100%" fo:font-size="12pt" fo:language="uk" fo:country="UA" fo:font-style="normal" officeooo:rsid="0011485b" style:font-name-asian="Noto Sans CJK SC Regular" style:font-size-asian="12pt" style:font-style-asian="normal" style:font-name-complex="FreeSans" style:font-size-complex="12pt" style:font-style-complex="normal"/>
    </style:style>
    <style:style style:name="T121" style:family="text">
      <style:text-properties style:text-position="0% 100%" fo:font-size="12pt" fo:language="uk" fo:country="UA" fo:font-style="normal" officeooo:rsid="002634e1" style:font-name-asian="Noto Sans CJK SC Regular" style:font-size-asian="12pt" style:font-style-asian="normal" style:font-name-complex="FreeSans" style:font-size-complex="12pt" style:font-style-complex="normal"/>
    </style:style>
    <style:style style:name="T122" style:family="text">
      <style:text-properties style:text-position="0% 100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23" style:family="text">
      <style:text-properties style:text-position="0% 100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24" style:family="text">
      <style:text-properties style:text-position="0% 100%" fo:font-size="12pt" fo:language="uk" fo:country="UA" fo:font-style="normal" officeooo:rsid="0035cc4c" style:font-name-asian="Noto Sans CJK SC Regular" style:font-size-asian="12pt" style:font-style-asian="normal" style:font-name-complex="FreeSans" style:font-size-complex="12pt" style:font-style-complex="normal"/>
    </style:style>
    <style:style style:name="T125" style:family="text">
      <style:text-properties style:text-position="0% 100%" fo:font-size="12pt" fo:language="uk" fo:country="UA" fo:font-style="normal" officeooo:rsid="00309d25" style:font-name-asian="Noto Sans CJK SC Regular" style:font-size-asian="12pt" style:font-style-asian="normal" style:font-name-complex="FreeSans" style:font-size-complex="12pt" style:font-style-complex="normal"/>
    </style:style>
    <style:style style:name="T126" style:family="text">
      <style:text-properties style:text-position="0% 100%" fo:font-size="12pt" fo:language="uk" fo:country="UA" fo:font-style="normal" officeooo:rsid="0025f255" style:font-name-asian="Noto Sans CJK SC Regular" style:font-size-asian="12pt" style:font-style-asian="normal" style:font-name-complex="FreeSans" style:font-size-complex="12pt" style:font-style-complex="normal"/>
    </style:style>
    <style:style style:name="T127" style:family="text">
      <style:text-properties style:text-position="0% 100%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128" style:family="text">
      <style:text-properties style:text-position="0% 100%" fo:font-size="12pt" fo:language="uk" fo:country="UA" fo:font-style="normal" officeooo:rsid="000b9962" style:font-name-asian="Noto Sans CJK SC Regular" style:font-size-asian="12pt" style:font-style-asian="normal" style:font-name-complex="FreeSans" style:font-size-complex="12pt" style:font-style-complex="normal"/>
    </style:style>
    <style:style style:name="T129" style:family="text">
      <style:text-properties style:text-position="0% 100%" fo:font-size="12pt" fo:language="uk" fo:country="UA" fo:font-style="normal" officeooo:rsid="00238eae" style:font-name-asian="Noto Sans CJK SC Regular" style:font-size-asian="12pt" style:font-style-asian="normal" style:font-name-complex="FreeSans" style:font-size-complex="12pt" style:font-style-complex="normal"/>
    </style:style>
    <style:style style:name="T130" style:family="text">
      <style:text-properties style:text-position="0% 100%" fo:font-size="12pt" fo:language="uk" fo:country="UA" fo:font-style="normal" officeooo:rsid="00116113" style:font-name-asian="Noto Sans CJK SC Regular" style:font-size-asian="12pt" style:font-style-asian="normal" style:font-name-complex="FreeSans" style:font-size-complex="12pt" style:font-style-complex="normal"/>
    </style:style>
    <style:style style:name="T131" style:family="text">
      <style:text-properties style:text-position="0% 100%" fo:font-size="12pt" fo:language="uk" fo:country="UA" fo:font-style="normal" officeooo:rsid="00122f5f" style:font-name-asian="Noto Sans CJK SC Regular" style:font-size-asian="12pt" style:font-style-asian="normal" style:font-name-complex="FreeSans" style:font-size-complex="12pt" style:font-style-complex="normal"/>
    </style:style>
    <style:style style:name="T132" style:family="text">
      <style:text-properties style:text-position="0% 100%" fo:font-size="12pt" fo:language="uk" fo:country="UA" fo:font-style="normal" officeooo:rsid="00089b1f" style:font-name-asian="Noto Sans CJK SC Regular" style:font-size-asian="12pt" style:font-style-asian="normal" style:font-name-complex="FreeSans" style:font-size-complex="12pt" style:font-style-complex="normal"/>
    </style:style>
    <style:style style:name="T133" style:family="text">
      <style:text-properties style:text-position="0% 100%" fo:font-size="12pt" fo:language="uk" fo:country="UA" fo:font-style="normal" officeooo:rsid="0029c710" style:font-name-asian="Noto Sans CJK SC Regular" style:font-size-asian="12pt" style:font-style-asian="normal" style:font-name-complex="FreeSans" style:font-size-complex="12pt" style:font-style-complex="normal"/>
    </style:style>
    <style:style style:name="T134" style:family="text">
      <style:text-properties style:text-position="0% 100%" fo:font-size="12pt" fo:language="uk" fo:country="UA" fo:font-style="normal" officeooo:rsid="002c20a9" style:font-name-asian="Noto Sans CJK SC Regular" style:font-size-asian="12pt" style:font-style-asian="normal" style:font-name-complex="FreeSans" style:font-size-complex="12pt" style:font-style-complex="normal"/>
    </style:style>
    <style:style style:name="T135" style:family="text">
      <style:text-properties style:text-position="0% 100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36" style:family="text">
      <style:text-properties style:text-position="0% 100%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137" style:family="text">
      <style:text-properties style:text-position="0% 100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38" style:family="text">
      <style:text-properties style:text-position="0% 100%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139" style:family="text">
      <style:text-properties style:text-position="0% 100%" fo:font-size="12pt" fo:language="uk" fo:country="UA" fo:font-style="normal" officeooo:rsid="0043a15b" style:font-name-asian="Noto Sans CJK SC Regular" style:font-size-asian="12pt" style:font-style-asian="normal" style:font-name-complex="FreeSans" style:font-size-complex="12pt" style:font-style-complex="normal"/>
    </style:style>
    <style:style style:name="T140" style:family="text">
      <style:text-properties style:text-position="0% 100%" fo:font-size="12pt" fo:language="uk" fo:country="UA" fo:font-style="normal" officeooo:rsid="0011d646" style:font-name-asian="Noto Sans CJK SC Regular" style:font-size-asian="12pt" style:font-style-asian="normal" style:font-name-complex="FreeSans" style:font-size-complex="12pt" style:font-style-complex="normal"/>
    </style:style>
    <style:style style:name="T141" style:family="text">
      <style:text-properties style:text-position="0% 100%" fo:font-size="12pt" fo:language="uk" fo:country="UA" fo:font-style="normal" officeooo:rsid="00141df2" style:font-name-asian="Noto Sans CJK SC Regular" style:font-size-asian="12pt" style:font-style-asian="normal" style:font-name-complex="FreeSans" style:font-size-complex="12pt" style:font-style-complex="normal"/>
    </style:style>
    <style:style style:name="T142" style:family="text">
      <style:text-properties style:text-position="0% 100%" fo:font-size="12pt" fo:language="uk" fo:country="UA" fo:font-style="normal" officeooo:rsid="00215b45" style:font-name-asian="Noto Sans CJK SC Regular" style:font-size-asian="12pt" style:font-style-asian="normal" style:font-name-complex="FreeSans" style:font-size-complex="12pt" style:font-style-complex="normal"/>
    </style:style>
    <style:style style:name="T143" style:family="text">
      <style:text-properties style:text-position="0% 100%" fo:font-size="12pt" fo:language="uk" fo:country="UA" fo:font-style="normal" officeooo:rsid="00181d57" style:font-name-asian="Noto Sans CJK SC Regular" style:font-size-asian="12pt" style:font-style-asian="normal" style:font-name-complex="FreeSans" style:font-size-complex="12pt" style:font-style-complex="normal"/>
    </style:style>
    <style:style style:name="T144" style:family="text">
      <style:text-properties style:text-position="0% 100%" fo:font-size="12pt" fo:language="uk" fo:country="UA" fo:font-style="normal" officeooo:rsid="0031d056" style:font-name-asian="Noto Sans CJK SC Regular" style:font-size-asian="12pt" style:font-style-asian="normal" style:font-name-complex="FreeSans" style:font-size-complex="12pt" style:font-style-complex="normal"/>
    </style:style>
    <style:style style:name="T145" style:family="text">
      <style:text-properties style:text-position="0% 100%" fo:font-size="12pt" fo:language="uk" fo:country="UA" fo:font-style="normal" officeooo:rsid="00596a8a" style:font-name-asian="Noto Sans CJK SC Regular" style:font-size-asian="12pt" style:font-style-asian="normal" style:font-name-complex="FreeSans" style:font-size-complex="12pt" style:font-style-complex="normal"/>
    </style:style>
    <style:style style:name="T146" style:family="text">
      <style:text-properties style:text-position="0% 100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147" style:family="text">
      <style:text-properties style:text-position="0% 100%" fo:font-size="12pt" fo:language="uk" fo:country="UA" fo:font-style="normal" officeooo:rsid="002452e3" style:font-name-asian="Noto Sans CJK SC Regular" style:font-size-asian="12pt" style:font-style-asian="normal" style:font-name-complex="FreeSans" style:font-size-complex="12pt" style:font-style-complex="normal"/>
    </style:style>
    <style:style style:name="T148" style:family="text">
      <style:text-properties style:text-position="0% 100%" fo:font-size="12pt" fo:language="uk" fo:country="UA" fo:font-style="normal" officeooo:rsid="002290f6" style:font-name-asian="Noto Sans CJK SC Regular" style:font-size-asian="12pt" style:font-style-asian="normal" style:font-name-complex="FreeSans" style:font-size-complex="12pt" style:font-style-complex="normal"/>
    </style:style>
    <style:style style:name="T149" style:family="text">
      <style:text-properties style:text-position="0% 100%" fo:font-size="12pt" fo:language="uk" fo:country="UA" fo:font-style="normal" officeooo:rsid="00347f11" style:font-name-asian="Noto Sans CJK SC Regular" style:font-size-asian="12pt" style:font-style-asian="normal" style:font-name-complex="FreeSans" style:font-size-complex="12pt" style:font-style-complex="normal"/>
    </style:style>
    <style:style style:name="T150" style:family="text">
      <style:text-properties style:text-position="0% 100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151" style:family="text">
      <style:text-properties style:text-position="0% 100%" fo:font-size="12pt" fo:language="uk" fo:country="UA" fo:font-style="normal" officeooo:rsid="003e3f3a" style:font-name-asian="Symbola" style:font-size-asian="12pt" style:font-style-asian="normal" style:font-name-complex="Symbola" style:font-size-complex="12pt" style:font-style-complex="normal"/>
    </style:style>
    <style:style style:name="T152" style:family="text">
      <style:text-properties style:text-position="0% 100%" fo:font-size="12pt" fo:language="uk" fo:country="UA" fo:font-style="normal" officeooo:rsid="0035cc4c" style:font-name-asian="Symbola" style:font-size-asian="12pt" style:font-style-asian="normal" style:font-name-complex="Symbola" style:font-size-complex="12pt" style:font-style-complex="normal"/>
    </style:style>
    <style:style style:name="T153" style:family="text">
      <style:text-properties style:text-position="0% 100%" fo:font-size="12pt" fo:language="uk" fo:country="UA" fo:font-style="normal" officeooo:rsid="0043a15b" style:font-name-asian="Symbola" style:font-size-asian="12pt" style:font-style-asian="normal" style:font-name-complex="Symbola" style:font-size-complex="12pt" style:font-style-complex="normal"/>
    </style:style>
    <style:style style:name="T154" style:family="text">
      <style:text-properties style:text-position="0% 100%" fo:font-size="12pt" fo:language="uk" fo:country="UA" fo:font-style="normal" officeooo:rsid="00181d57" style:font-name-asian="Symbola" style:font-size-asian="12pt" style:font-style-asian="normal" style:font-name-complex="Symbola" style:font-size-complex="12pt" style:font-style-complex="normal"/>
    </style:style>
    <style:style style:name="T155" style:family="text">
      <style:text-properties style:text-position="0% 100%" fo:font-size="12pt" fo:language="uk" fo:country="UA" fo:font-style="normal" officeooo:rsid="00237ca0" style:font-name-asian="Symbola" style:font-size-asian="12pt" style:font-style-asian="normal" style:font-name-complex="Symbola" style:font-size-complex="12pt" style:font-style-complex="normal"/>
    </style:style>
    <style:style style:name="T156" style:family="text">
      <style:text-properties style:text-position="0% 100%" fo:font-size="12pt" fo:language="uk" fo:country="UA" fo:font-style="normal" officeooo:rsid="002cf273" style:font-name-asian="Symbola" style:font-size-asian="12pt" style:font-style-asian="normal" style:font-name-complex="Symbola" style:font-size-complex="12pt" style:font-style-complex="normal"/>
    </style:style>
    <style:style style:name="T157" style:family="text">
      <style:text-properties style:text-position="0% 100%" fo:font-size="12pt" fo:language="uk" fo:country="UA" fo:font-style="normal" officeooo:rsid="001608ae" style:font-name-asian="Symbola" style:font-size-asian="12pt" style:font-style-asian="normal" style:font-name-complex="Symbola" style:font-size-complex="12pt" style:font-style-complex="normal"/>
    </style:style>
    <style:style style:name="T158" style:family="text">
      <style:text-properties style:text-position="0% 100%" fo:font-size="12pt" fo:language="uk" fo:country="UA" fo:font-style="normal" officeooo:rsid="001dc853" style:font-name-asian="Symbola" style:font-size-asian="12pt" style:font-style-asian="normal" style:font-name-complex="Symbola" style:font-size-complex="12pt" style:font-style-complex="normal"/>
    </style:style>
    <style:style style:name="T159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1" style:font-size-complex="12pt" style:font-style-complex="normal"/>
    </style:style>
    <style:style style:name="T160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" style:font-size-complex="12pt" style:font-style-complex="normal"/>
    </style:style>
    <style:style style:name="T161" style:family="text">
      <style:text-properties style:text-position="0% 100%" fo:font-size="12pt" fo:language="uk" fo:country="UA" fo:font-style="normal" officeooo:rsid="00331474" style:font-name-asian="Symbol" style:font-size-asian="12pt" style:font-style-asian="normal" style:font-name-complex="Symbol" style:font-size-complex="12pt" style:font-style-complex="normal"/>
    </style:style>
    <style:style style:name="T162" style:family="text">
      <style:text-properties style:text-position="0% 100%" fo:font-size="12pt" fo:language="uk" fo:country="UA" style:font-name-asian="Times New Roman" style:font-size-asian="12pt" style:font-name-complex="Times New Roman" style:font-size-complex="12pt"/>
    </style:style>
    <style:style style:name="T163" style:family="text">
      <style:text-properties style:text-position="0% 100%" fo:font-size="12pt" fo:language="uk" fo:country="UA" officeooo:rsid="0040232e" style:font-name-asian="Times New Roman" style:font-size-asian="12pt" style:font-name-complex="Times New Roman" style:font-size-complex="12pt"/>
    </style:style>
    <style:style style:name="T164" style:family="text">
      <style:text-properties style:text-position="0% 100%" fo:font-size="12pt" fo:language="uk" fo:country="UA" officeooo:rsid="003e3f3a" style:font-name-asian="Times New Roman" style:font-size-asian="12pt" style:font-name-complex="Times New Roman" style:font-size-complex="12pt"/>
    </style:style>
    <style:style style:name="T165" style:family="text">
      <style:text-properties style:text-position="0% 100%" fo:font-size="12pt" fo:language="uk" fo:country="UA" officeooo:rsid="003e152a" style:font-name-asian="Times New Roman" style:font-size-asian="12pt" style:font-name-complex="Times New Roman" style:font-size-complex="12pt"/>
    </style:style>
    <style:style style:name="T166" style:family="text">
      <style:text-properties style:text-position="0% 100%" fo:font-size="12pt" fo:language="uk" fo:country="UA" officeooo:rsid="00102e05" style:font-name-asian="Times New Roman" style:font-size-asian="12pt" style:font-name-complex="Times New Roman" style:font-size-complex="12pt"/>
    </style:style>
    <style:style style:name="T167" style:family="text">
      <style:text-properties style:text-position="0% 100%" fo:font-size="12pt" fo:language="uk" fo:country="UA" style:font-name-asian="Symbola" style:font-size-asian="12pt" style:font-name-complex="Symbola" style:font-size-complex="12pt"/>
    </style:style>
    <style:style style:name="T168" style:family="text">
      <style:text-properties style:text-position="0% 100%" style:font-name="Times New Roman1" fo:font-size="12pt" fo:language="uk" fo:country="UA" style:font-name-asian="Noto Sans CJK SC Regular" style:font-size-asian="12pt" style:font-name-complex="FreeSans" style:font-size-complex="12pt"/>
    </style:style>
    <style:style style:name="T169" style:family="text">
      <style:text-properties style:text-position="0% 100%" style:font-name="Times New Roman1" fo:font-size="12pt" fo:language="uk" fo:country="UA" officeooo:rsid="003a947a" style:font-name-asian="Noto Sans CJK SC Regular" style:font-size-asian="12pt" style:font-name-complex="FreeSans" style:font-size-complex="12pt"/>
    </style:style>
    <style:style style:name="T170" style:family="text">
      <style:text-properties style:text-position="0% 100%" style:font-name="Times New Roman1" fo:font-size="12pt" fo:language="uk" fo:country="UA" officeooo:rsid="003c7d60" style:font-name-asian="Noto Sans CJK SC Regular" style:font-size-asian="12pt" style:font-name-complex="FreeSans" style:font-size-complex="12pt"/>
    </style:style>
    <style:style style:name="T171" style:family="text">
      <style:text-properties style:text-position="0% 100%" style:font-name="Times New Roman1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172" style:family="text">
      <style:text-properties style:text-position="0% 100%" style:font-name="Times New Roman1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173" style:family="text">
      <style:text-properties style:text-position="0% 100%" style:font-name="Times New Roman1" fo:font-size="12pt" fo:language="uk" fo:country="UA" fo:font-style="italic" officeooo:rsid="00224b56" style:font-name-asian="Noto Sans CJK SC Regular" style:font-size-asian="12pt" style:font-style-asian="italic" style:font-name-complex="FreeSans" style:font-size-complex="12pt" style:font-style-complex="italic"/>
    </style:style>
    <style:style style:name="T174" style:family="text">
      <style:text-properties style:text-position="0% 100%" style:font-name="Times New Roman1" fo:font-size="12pt" fo:language="uk" fo:country="UA" fo:font-style="italic" officeooo:rsid="000624d2" style:font-name-asian="Noto Sans CJK SC Regular" style:font-size-asian="12pt" style:font-style-asian="italic" style:font-name-complex="FreeSans" style:font-size-complex="12pt" style:font-style-complex="italic"/>
    </style:style>
    <style:style style:name="T175" style:family="text">
      <style:text-properties style:text-position="0% 100%" style:font-name="Times New Roman1" fo:font-size="12pt" fo:language="uk" fo:country="UA" fo:font-style="italic" officeooo:rsid="0011d646" style:font-name-asian="Noto Sans CJK SC Regular" style:font-size-asian="12pt" style:font-style-asian="italic" style:font-name-complex="FreeSans" style:font-size-complex="12pt" style:font-style-complex="italic"/>
    </style:style>
    <style:style style:name="T176" style:family="text">
      <style:text-properties style:text-position="0% 100%" style:font-name="Times New Roman1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77" style:family="text">
      <style:text-properties style:text-position="0% 100%" style:font-name="Times New Roman1" fo:font-size="12pt" fo:language="uk" fo:country="UA" fo:font-style="italic" officeooo:rsid="003a947a" style:font-name-asian="Noto Sans CJK SC Regular" style:font-size-asian="12pt" style:font-style-asian="italic" style:font-name-complex="FreeSans" style:font-size-complex="12pt" style:font-style-complex="italic"/>
    </style:style>
    <style:style style:name="T178" style:family="text">
      <style:text-properties style:text-position="0% 100%" style:font-name="Times New Roman1" fo:font-size="12pt" fo:language="uk" fo:country="UA" fo:font-style="italic" style:font-name-asian="Noto Sans CJK SC Regular" style:font-size-asian="12pt" style:font-style-asian="italic" style:font-name-complex="Times New Roman1" style:font-size-complex="12pt" style:font-style-complex="italic"/>
    </style:style>
    <style:style style:name="T179" style:family="text">
      <style:text-properties style:text-position="0% 100%" style:font-name="Times New Roman1" fo:font-size="12pt" fo:language="uk" fo:country="UA" fo:font-style="italic" officeooo:rsid="003c7d60" style:font-name-asian="Times New Roman" style:font-size-asian="12pt" style:font-style-asian="italic" style:font-name-complex="Times New Roman" style:font-size-complex="12pt" style:font-style-complex="italic"/>
    </style:style>
    <style:style style:name="T180" style:family="text">
      <style:text-properties style:text-position="0% 100%" style:font-name="Times New Roman1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181" style:family="text">
      <style:text-properties style:text-position="0% 100%" style:font-name="Times New Roman1" fo:font-size="12pt" fo:language="uk" fo:country="UA" fo:font-style="normal" officeooo:rsid="002634e1" style:font-name-asian="Noto Sans CJK SC Regular" style:font-size-asian="12pt" style:font-style-asian="normal" style:font-name-complex="FreeSans" style:font-size-complex="12pt" style:font-style-complex="normal"/>
    </style:style>
    <style:style style:name="T182" style:family="text">
      <style:text-properties style:text-position="0% 100%" style:font-name="Times New Roman1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83" style:family="text">
      <style:text-properties style:text-position="0% 100%" style:font-name="Times New Roman1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184" style:family="text">
      <style:text-properties style:text-position="0% 100%" style:font-name="Times New Roman1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185" style:family="text">
      <style:text-properties style:text-position="0% 100%" style:font-name="Times New Roman1" fo:font-size="12pt" fo:language="uk" fo:country="UA" fo:font-style="normal" officeooo:rsid="001dc853" style:font-name-asian="Noto Sans CJK SC Regular" style:font-size-asian="12pt" style:font-style-asian="normal" style:font-name-complex="FreeSans" style:font-size-complex="12pt" style:font-style-complex="normal"/>
    </style:style>
    <style:style style:name="T186" style:family="text">
      <style:text-properties style:text-position="0% 100%" style:font-name="Times New Roman1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87" style:family="text">
      <style:text-properties style:text-position="0% 100%" style:font-name="Times New Roman1" fo:font-size="12pt" fo:language="uk" fo:country="UA" fo:font-style="normal" officeooo:rsid="0021a2f8" style:font-name-asian="Noto Sans CJK SC Regular" style:font-size-asian="12pt" style:font-style-asian="normal" style:font-name-complex="FreeSans" style:font-size-complex="12pt" style:font-style-complex="normal"/>
    </style:style>
    <style:style style:name="T188" style:family="text">
      <style:text-properties style:text-position="0% 100%" style:font-name="Times New Roman1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89" style:family="text">
      <style:text-properties style:text-position="0% 100%" style:font-name="Times New Roman1" fo:font-size="12pt" fo:language="uk" fo:country="UA" fo:font-style="normal" officeooo:rsid="003c7d60" style:font-name-asian="Noto Sans CJK SC Regular" style:font-size-asian="12pt" style:font-style-asian="normal" style:font-name-complex="FreeSans" style:font-size-complex="12pt" style:font-style-complex="normal"/>
    </style:style>
    <style:style style:name="T190" style:family="text">
      <style:text-properties style:text-position="0% 100%" style:font-name="Times New Roman1" fo:font-size="12pt" fo:language="uk" fo:country="UA" fo:font-style="normal" officeooo:rsid="001dc853" style:font-name-asian="Symbola" style:font-size-asian="12pt" style:font-style-asian="normal" style:font-name-complex="Symbola" style:font-size-complex="12pt" style:font-style-complex="normal"/>
    </style:style>
    <style:style style:name="T191" style:family="text">
      <style:text-properties style:text-position="0% 100%" style:font-name="Times New Roman1" fo:font-size="12pt" fo:language="uk" fo:country="UA" fo:font-style="normal" officeooo:rsid="0040232e" style:font-name-asian="Times New Roman" style:font-size-asian="12pt" style:font-style-asian="normal" style:font-name-complex="Times New Roman" style:font-size-complex="12pt" style:font-style-complex="normal"/>
    </style:style>
    <style:style style:name="T192" style:family="text">
      <style:text-properties style:text-position="0% 100%" style:font-name="Times New Roman1" fo:font-size="12pt" fo:language="uk" fo:country="UA" fo:font-style="normal" officeooo:rsid="003e3f3a" style:font-name-asian="Times New Roman" style:font-size-asian="12pt" style:font-style-asian="normal" style:font-name-complex="Times New Roman" style:font-size-complex="12pt" style:font-style-complex="normal"/>
    </style:style>
    <style:style style:name="T193" style:family="text">
      <style:text-properties style:text-position="0% 100%" style:font-name="Times New Roman1" fo:font-size="12pt" fo:language="uk" fo:country="UA" fo:font-style="normal" officeooo:rsid="003c7d60" style:font-name-asian="Times New Roman" style:font-size-asian="12pt" style:font-style-asian="normal" style:font-name-complex="Times New Roman" style:font-size-complex="12pt" style:font-style-complex="normal"/>
    </style:style>
    <style:style style:name="T194" style:family="text">
      <style:text-properties style:text-position="0% 100%" officeooo:rsid="001bfcd0"/>
    </style:style>
    <style:style style:name="T195" style:family="text">
      <style:text-properties style:text-position="0% 100%" officeooo:rsid="00228538"/>
    </style:style>
    <style:style style:name="T196" style:family="text">
      <style:text-properties style:text-position="0% 100%" officeooo:rsid="0023608f"/>
    </style:style>
    <style:style style:name="T197" style:family="text">
      <style:text-properties style:text-position="0% 100%" officeooo:rsid="00242283"/>
    </style:style>
    <style:style style:name="T198" style:family="text">
      <style:text-properties style:text-position="0% 100%" style:font-name="Times New Roman" officeooo:rsid="0011485b" style:font-name-asian="Times New Roman" style:font-name-complex="Times New Roman"/>
    </style:style>
    <style:style style:name="T199" style:family="text">
      <style:text-properties style:text-position="0% 100%" style:font-name="Times New Roman" fo:font-size="12pt" fo:language="uk" fo:country="UA" fo:font-style="italic" officeooo:rsid="000624d2" style:font-name-asian="Noto Sans CJK SC Regular" style:font-size-asian="12pt" style:font-style-asian="italic" style:font-name-complex="FreeSans" style:font-size-complex="12pt" style:font-style-complex="italic"/>
    </style:style>
    <style:style style:name="T200" style:family="text">
      <style:text-properties style:text-position="0% 100%" style:font-name="Times New Roman" fo:font-size="12pt" fo:language="uk" fo:country="UA" fo:font-style="normal" officeooo:rsid="0011d646" style:font-name-asian="Times New Roman" style:font-size-asian="12pt" style:font-style-asian="normal" style:font-name-complex="Times New Roman" style:font-size-complex="12pt" style:font-style-complex="normal"/>
    </style:style>
    <style:style style:name="T201" style:family="text">
      <style:text-properties style:text-position="0% 100%" style:font-name="Times New Roman" fo:language="uk" fo:country="UA" fo:font-style="normal" officeooo:rsid="0003692d" style:font-name-asian="Times New Roman" style:font-style-asian="normal" style:font-name-complex="Times New Roman" style:font-style-complex="normal"/>
    </style:style>
    <style:style style:name="T202" style:family="text">
      <style:text-properties style:text-position="0% 100%" officeooo:rsid="002634e1"/>
    </style:style>
    <style:style style:name="T203" style:family="text">
      <style:text-properties style:text-position="0% 100%"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204" style:family="text">
      <style:text-properties style:text-position="0% 100%" fo:language="uk" fo:country="UA" fo:font-style="normal" officeooo:rsid="002c6aae" style:font-name-asian="Noto Sans CJK SC Regular" style:font-style-asian="normal" style:font-name-complex="FreeSans" style:font-style-complex="normal"/>
    </style:style>
    <style:style style:name="T205" style:family="text">
      <style:text-properties style:text-position="0% 100%" fo:language="uk" fo:country="UA" fo:font-style="normal" officeooo:rsid="002c20a9" style:font-name-asian="Noto Sans CJK SC Regular" style:font-style-asian="normal" style:font-name-complex="FreeSans" style:font-style-complex="normal"/>
    </style:style>
    <style:style style:name="T206" style:family="text">
      <style:text-properties style:text-position="0% 100%" fo:language="uk" fo:country="UA" fo:font-style="normal" officeooo:rsid="00246311" style:font-name-asian="Noto Sans CJK SC Regular" style:font-style-asian="normal" style:font-name-complex="FreeSans" style:font-style-complex="normal"/>
    </style:style>
    <style:style style:name="T207" style:family="text">
      <style:text-properties style:text-position="0% 100%" fo:language="uk" fo:country="UA" fo:font-style="normal" officeooo:rsid="001f3702" style:font-name-asian="Noto Sans CJK SC Regular" style:font-style-asian="normal" style:font-name-complex="FreeSans" style:font-style-complex="normal"/>
    </style:style>
    <style:style style:name="T208" style:family="text">
      <style:text-properties style:text-position="0% 100%" fo:language="uk" fo:country="UA" fo:font-style="normal" officeooo:rsid="002634e1" style:font-name-asian="Noto Sans CJK SC Regular" style:font-style-asian="normal" style:font-name-complex="FreeSans" style:font-style-complex="normal"/>
    </style:style>
    <style:style style:name="T209" style:family="text">
      <style:text-properties style:text-position="0% 100%" fo:language="uk" fo:country="UA" fo:font-style="normal" officeooo:rsid="002ecd8f" style:font-name-asian="Noto Sans CJK SC Regular" style:font-style-asian="normal" style:font-name-complex="FreeSans" style:font-style-complex="normal"/>
    </style:style>
    <style:style style:name="T210" style:family="text">
      <style:text-properties style:text-position="0% 100%" fo:language="uk" fo:country="UA" fo:font-style="normal" officeooo:rsid="00224b56" style:font-name-asian="Noto Sans CJK SC Regular" style:font-style-asian="normal" style:font-name-complex="FreeSans" style:font-style-complex="normal"/>
    </style:style>
    <style:style style:name="T211" style:family="text">
      <style:text-properties style:text-position="0% 100%" fo:language="uk" fo:country="UA" fo:font-style="normal" officeooo:rsid="00246311" style:font-name-asian="Symbola" style:font-style-asian="normal" style:font-name-complex="Symbola" style:font-style-complex="normal"/>
    </style:style>
    <style:style style:name="T212" style:family="text">
      <style:text-properties style:text-position="0% 100%" fo:language="uk" fo:country="UA" fo:font-style="normal" officeooo:rsid="002cf273" style:font-name-asian="Symbola" style:font-style-asian="normal" style:font-name-complex="Symbola" style:font-style-complex="normal"/>
    </style:style>
    <style:style style:name="T213" style:family="text">
      <style:text-properties style:text-position="0% 100%" fo:language="uk" fo:country="UA" fo:font-style="normal" officeooo:rsid="001dc853" style:font-name-asian="Symbola" style:font-style-asian="normal" style:font-name-complex="Symbola" style:font-style-complex="normal"/>
    </style:style>
    <style:style style:name="T214" style:family="text">
      <style:text-properties style:text-position="0% 100%" fo:language="uk" fo:country="UA" fo:font-style="normal" officeooo:rsid="000c6998" style:font-name-asian="Symbola" style:font-style-asian="normal" style:font-name-complex="Symbola" style:font-style-complex="normal"/>
    </style:style>
    <style:style style:name="T215" style:family="text">
      <style:text-properties style:text-position="0% 100%" fo:language="uk" fo:country="UA" fo:font-style="normal" officeooo:rsid="0023608f" style:font-name-asian="Symbol" style:font-style-asian="normal" style:font-name-complex="Symbol1" style:font-style-complex="normal"/>
    </style:style>
    <style:style style:name="T216" style:family="text">
      <style:text-properties style:text-position="0% 100%"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217" style:family="text">
      <style:text-properties style:text-position="0% 100%" fo:language="uk" fo:country="UA" fo:font-style="italic" officeooo:rsid="000624d2" style:font-name-asian="Noto Sans CJK SC Regular" style:font-style-asian="italic" style:font-name-complex="FreeSans" style:font-style-complex="italic"/>
    </style:style>
    <style:style style:name="T218" style:family="text">
      <style:text-properties style:text-position="0% 100%" fo:language="uk" fo:country="UA" fo:font-style="italic" officeooo:rsid="000b9962" style:font-name-asian="Noto Sans CJK SC Regular" style:font-style-asian="italic" style:font-name-complex="FreeSans" style:font-style-complex="italic"/>
    </style:style>
    <style:style style:name="T219" style:family="text">
      <style:text-properties style:text-position="0% 100%" fo:language="uk" fo:country="UA" fo:font-style="italic" officeooo:rsid="002cf273" style:font-name-asian="Noto Sans CJK SC Regular" style:font-style-asian="italic" style:font-name-complex="FreeSans" style:font-style-complex="italic"/>
    </style:style>
    <style:style style:name="T220" style:family="text">
      <style:text-properties style:text-position="0% 100%" fo:language="uk" fo:country="UA" fo:font-style="italic" officeooo:rsid="00228538" style:font-name-asian="Noto Sans CJK SC Regular" style:font-style-asian="italic" style:font-name-complex="FreeSans" style:font-style-complex="italic"/>
    </style:style>
    <style:style style:name="T221" style:family="text">
      <style:text-properties style:text-position="0% 100%" fo:language="uk" fo:country="UA" fo:font-style="italic" officeooo:rsid="002ecd8f" style:font-name-asian="Noto Sans CJK SC Regular" style:font-style-asian="italic" style:font-name-complex="FreeSans" style:font-style-complex="italic"/>
    </style:style>
    <style:style style:name="T222" style:family="text">
      <style:text-properties style:text-position="0% 100%" fo:language="uk" fo:country="UA" fo:font-style="italic" officeooo:rsid="001f2b45" style:font-name-asian="Noto Sans CJK SC Regular" style:font-style-asian="italic" style:font-name-complex="FreeSans" style:font-style-complex="italic"/>
    </style:style>
    <style:style style:name="T223" style:family="text">
      <style:text-properties style:text-position="0% 100%" fo:language="uk" fo:country="UA" fo:font-style="italic" officeooo:rsid="002634e1" style:font-name-asian="Noto Sans CJK SC Regular" style:font-style-asian="italic" style:font-name-complex="FreeSans" style:font-style-complex="italic"/>
    </style:style>
    <style:style style:name="T224" style:family="text">
      <style:text-properties style:text-position="0% 100%" fo:language="uk" fo:country="UA" officeooo:rsid="0023608f" style:font-name-asian="Symbol" style:font-name-complex="Symbol1"/>
    </style:style>
    <style:style style:name="T225" style:family="text">
      <style:text-properties style:text-position="0% 100%" fo:language="uk" fo:country="UA" officeooo:rsid="001dc853" style:font-name-asian="Symbola" style:font-name-complex="Symbola"/>
    </style:style>
    <style:style style:name="T226" style:family="text">
      <style:text-properties style:text-position="0% 100%" fo:language="uk" fo:country="UA" officeooo:rsid="001dc853" style:font-name-asian="Times New Roman" style:font-name-complex="Times New Roman"/>
    </style:style>
    <style:style style:name="T227" style:family="text">
      <style:text-properties style:text-position="0% 100%" officeooo:rsid="000d2bcb"/>
    </style:style>
    <style:style style:name="T228" style:family="text">
      <style:text-properties style:text-position="0% 100%" style:font-name="Times New Roman1" officeooo:rsid="000c6998"/>
    </style:style>
    <style:style style:name="T229" style:family="text">
      <style:text-properties style:text-position="0% 100%" style:font-name="Times New Roman1" officeooo:rsid="000d2bcb"/>
    </style:style>
    <style:style style:name="T230" style:family="text">
      <style:text-properties style:text-position="0% 100%" style:font-name="Times New Roman1" fo:font-style="italic" officeooo:rsid="000c6998" style:font-style-asian="italic" style:font-style-complex="italic"/>
    </style:style>
    <style:style style:name="T231" style:family="text">
      <style:text-properties style:text-position="0% 100%" style:font-name="Times New Roman1" fo:language="uk" fo:country="UA" fo:font-style="normal" officeooo:rsid="001dc853" style:font-name-asian="Symbola" style:font-style-asian="normal" style:font-name-complex="Symbola" style:font-style-complex="normal"/>
    </style:style>
    <style:style style:name="T232" style:family="text">
      <style:text-properties style:text-position="0% 100%" style:font-name="Times New Roman1" fo:language="uk" fo:country="UA" fo:font-style="normal" officeooo:rsid="000c6998" style:font-name-asian="Symbola" style:font-style-asian="normal" style:font-name-complex="Symbola" style:font-style-complex="normal"/>
    </style:style>
    <style:style style:name="T233" style:family="text">
      <style:text-properties style:text-position="0% 100%" style:font-name="Times New Roman1" fo:language="uk" fo:country="UA" fo:font-style="normal" officeooo:rsid="000d2bcb" style:font-name-asian="Symbola" style:font-style-asian="normal" style:font-name-complex="Symbola" style:font-style-complex="normal"/>
    </style:style>
    <style:style style:name="T234" style:family="text">
      <style:text-properties style:text-position="0% 100%" style:font-name="Times New Roman1" fo:language="uk" fo:country="UA" fo:font-style="italic" officeooo:rsid="000c6998" style:font-name-asian="Symbola" style:font-style-asian="italic" style:font-name-complex="Symbola" style:font-style-complex="italic"/>
    </style:style>
    <style:style style:name="T235" style:family="text">
      <style:text-properties style:text-line-through-style="none" style:text-line-through-type="none" style:text-position="0% 100%" fo:font-style="italic" officeooo:rsid="002452e3" style:font-name-asian="Noto Sans CJK SC Regular" style:font-style-asian="italic" style:font-name-complex="FreeSans" style:font-style-complex="italic"/>
    </style:style>
    <style:style style:name="T236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" style:font-style-complex="italic"/>
    </style:style>
    <style:style style:name="T237" style:family="text">
      <style:text-properties style:text-line-through-style="none" style:text-line-through-type="none" style:text-position="0% 100%" fo:font-style="italic" officeooo:rsid="001f1760" style:font-name-asian="Symbol" style:font-style-asian="italic" style:font-name-complex="Symbol" style:font-style-complex="italic"/>
    </style:style>
    <style:style style:name="T238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1" style:font-style-complex="italic"/>
    </style:style>
    <style:style style:name="T239" style:family="text">
      <style:text-properties style:text-line-through-style="none" style:text-line-through-type="none" style:text-position="0% 100%" fo:font-style="italic" officeooo:rsid="00197f3a" style:font-name-asian="Symbol" style:font-style-asian="italic" style:font-name-complex="Symbol1" style:font-style-complex="italic"/>
    </style:style>
    <style:style style:name="T240" style:family="text">
      <style:text-properties style:text-line-through-style="none" style:text-line-through-type="none" style:text-position="0% 100%" fo:font-style="italic" officeooo:rsid="002452e3" style:font-style-asian="italic" style:font-style-complex="italic"/>
    </style:style>
    <style:style style:name="T241" style:family="text">
      <style:text-properties style:text-line-through-style="none" style:text-line-through-type="none" style:text-position="0% 100%" fo:font-style="italic" officeooo:rsid="001f1760" style:font-style-asian="italic" style:font-style-complex="italic"/>
    </style:style>
    <style:style style:name="T242" style:family="text">
      <style:text-properties style:text-line-through-style="none" style:text-line-through-type="none" style:text-position="0% 100%" fo:font-style="normal" officeooo:rsid="0023608f" style:font-name-asian="Symbol" style:font-style-asian="normal" style:font-name-complex="Symbol1" style:font-style-complex="normal"/>
    </style:style>
    <style:style style:name="T243" style:family="text">
      <style:text-properties style:text-line-through-style="none" style:text-line-through-type="none" style:text-position="0% 100%" fo:font-style="normal" officeooo:rsid="001dc853" style:font-style-asian="normal" style:font-style-complex="normal"/>
    </style:style>
    <style:style style:name="T244" style:family="text">
      <style:text-properties style:text-line-through-style="none" style:text-line-through-type="none" style:text-position="0% 100%" fo:language="uk" fo:country="UA" fo:font-style="italic" officeooo:rsid="002452e3" style:font-name-asian="Noto Sans CJK SC Regular" style:font-style-asian="italic" style:font-name-complex="FreeSans" style:font-style-complex="italic"/>
    </style:style>
    <style:style style:name="T245" style:family="text">
      <style:text-properties style:text-line-through-style="none" style:text-line-through-type="none" style:text-position="0% 100%" fo:language="uk" fo:country="UA" fo:font-style="italic" officeooo:rsid="001f1760" style:font-name-asian="Symbol" style:font-style-asian="italic" style:font-name-complex="Symbol" style:font-style-complex="italic"/>
    </style:style>
    <style:style style:name="T246" style:family="text">
      <style:text-properties fo:font-size="12pt" fo:language="uk" fo:country="UA" officeooo:rsid="001a6335" style:font-size-asian="12pt" style:font-size-complex="12pt"/>
    </style:style>
    <style:style style:name="T247" style:family="text">
      <style:text-properties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248" style:family="text">
      <style:text-properties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249" style:family="text">
      <style:text-properties fo:font-size="12pt" fo:language="uk" fo:country="UA" style:font-name-asian="Noto Sans CJK SC Regular" style:font-size-asian="12pt" style:font-name-complex="FreeSans" style:font-size-complex="12pt"/>
    </style:style>
    <style:style style:name="T250" style:family="text">
      <style:text-properties fo:font-size="12pt" fo:language="uk" fo:country="UA" officeooo:rsid="001a6335" style:font-name-asian="Noto Sans CJK SC Regular" style:font-size-asian="12pt" style:font-name-complex="FreeSans" style:font-size-complex="12pt"/>
    </style:style>
    <style:style style:name="T251" style:family="text">
      <style:text-properties fo:font-size="12pt" fo:language="uk" fo:country="UA" officeooo:rsid="00197f3a" style:font-name-asian="Noto Sans CJK SC Regular" style:font-size-asian="12pt" style:font-name-complex="FreeSans" style:font-size-complex="12pt"/>
    </style:style>
    <style:style style:name="T252" style:family="text">
      <style:text-properties fo:font-size="12pt" fo:language="uk" fo:country="UA" officeooo:rsid="0001ed03" style:font-name-asian="Noto Sans CJK SC Regular" style:font-size-asian="12pt" style:font-name-complex="FreeSans" style:font-size-complex="12pt"/>
    </style:style>
    <style:style style:name="T253" style:family="text">
      <style:text-properties fo:font-size="12pt" fo:language="uk" fo:country="UA" officeooo:rsid="001dc853" style:font-name-asian="Noto Sans CJK SC Regular" style:font-size-asian="12pt" style:font-name-complex="FreeSans" style:font-size-complex="12pt"/>
    </style:style>
    <style:style style:name="T254" style:family="text">
      <style:text-properties fo:font-size="12pt" fo:language="uk" fo:country="UA" officeooo:rsid="001fe023" style:font-name-asian="Noto Sans CJK SC Regular" style:font-size-asian="12pt" style:font-name-complex="FreeSans" style:font-size-complex="12pt"/>
    </style:style>
    <style:style style:name="T255" style:family="text">
      <style:text-properties fo:font-size="12pt" fo:language="uk" fo:country="UA" officeooo:rsid="0046b39a" style:font-name-asian="Noto Sans CJK SC Regular" style:font-size-asian="12pt" style:font-name-complex="FreeSans" style:font-size-complex="12pt"/>
    </style:style>
    <style:style style:name="T256" style:family="text">
      <style:text-properties fo:font-size="12pt" fo:language="uk" fo:country="UA" officeooo:rsid="001bfcd0" style:font-name-asian="Noto Sans CJK SC Regular" style:font-size-asian="12pt" style:font-name-complex="FreeSans" style:font-size-complex="12pt"/>
    </style:style>
    <style:style style:name="T257" style:family="text">
      <style:text-properties fo:font-size="12pt" fo:language="uk" fo:country="UA" officeooo:rsid="00246754" style:font-name-asian="Noto Sans CJK SC Regular" style:font-size-asian="12pt" style:font-name-complex="FreeSans" style:font-size-complex="12pt"/>
    </style:style>
    <style:style style:name="T258" style:family="text">
      <style:text-properties fo:font-size="12pt" fo:language="uk" fo:country="UA" officeooo:rsid="002c6aae" style:font-name-asian="Noto Sans CJK SC Regular" style:font-size-asian="12pt" style:font-name-complex="FreeSans" style:font-size-complex="12pt"/>
    </style:style>
    <style:style style:name="T259" style:family="text">
      <style:text-properties fo:font-size="12pt" fo:language="uk" fo:country="UA" officeooo:rsid="002c20a9" style:font-name-asian="Noto Sans CJK SC Regular" style:font-size-asian="12pt" style:font-name-complex="FreeSans" style:font-size-complex="12pt"/>
    </style:style>
    <style:style style:name="T260" style:family="text">
      <style:text-properties fo:font-size="12pt" fo:language="uk" fo:country="UA" officeooo:rsid="001f2b45" style:font-name-asian="Noto Sans CJK SC Regular" style:font-size-asian="12pt" style:font-name-complex="FreeSans" style:font-size-complex="12pt"/>
    </style:style>
    <style:style style:name="T261" style:family="text">
      <style:text-properties officeooo:rsid="001bfcd0"/>
    </style:style>
    <style:style style:name="T262" style:family="text">
      <style:text-properties officeooo:rsid="00197f3a"/>
    </style:style>
    <style:style style:name="T263" style:family="text">
      <style:text-properties officeooo:rsid="0008605d"/>
    </style:style>
    <style:style style:name="T264" style:family="text">
      <style:text-properties officeooo:rsid="0001ed03"/>
    </style:style>
    <style:style style:name="T265" style:family="text">
      <style:text-properties officeooo:rsid="001dc853"/>
    </style:style>
    <style:style style:name="T266" style:family="text">
      <style:text-properties officeooo:rsid="001fe023"/>
    </style:style>
    <style:style style:name="T267" style:family="text">
      <style:text-properties officeooo:rsid="0046b39a"/>
    </style:style>
    <style:style style:name="T268" style:family="text">
      <style:text-properties officeooo:rsid="001cb0ba"/>
    </style:style>
    <style:style style:name="T269" style:family="text">
      <style:text-properties officeooo:rsid="001d2d77"/>
    </style:style>
    <style:style style:name="T270" style:family="text">
      <style:text-properties style:font-name="Times New Roman1" fo:font-size="12pt" fo:language="uk" fo:country="UA" style:font-name-asian="Noto Sans CJK SC Regular" style:font-size-asian="12pt" style:font-name-complex="FreeSans" style:font-size-complex="12pt"/>
    </style:style>
    <style:style style:name="T271" style:family="text">
      <style:text-properties style:font-name="Times New Roman1" fo:font-size="12pt" fo:language="uk" fo:country="UA" officeooo:rsid="002c6aae" style:font-name-asian="Noto Sans CJK SC Regular" style:font-size-asian="12pt" style:font-name-complex="FreeSans" style:font-size-complex="12pt"/>
    </style:style>
    <style:style style:name="T272" style:family="text">
      <style:text-properties style:font-name="Times New Roman1" fo:font-size="12pt" fo:language="uk" fo:country="UA" officeooo:rsid="002c20a9" style:font-name-asian="Noto Sans CJK SC Regular" style:font-size-asian="12pt" style:font-name-complex="FreeSans" style:font-size-complex="12pt"/>
    </style:style>
    <style:style style:name="T273" style:family="text">
      <style:text-properties style:font-name="Times New Roman1" fo:font-size="12pt" fo:language="uk" fo:country="UA" style:font-name-asian="Noto Sans CJK SC Regular" style:font-size-asian="12pt" style:font-name-complex="Times New Roman1" style:font-size-complex="12pt"/>
    </style:style>
    <style:style style:name="T274" style:family="text">
      <style:text-properties officeooo:rsid="001f2b45"/>
    </style:style>
    <style:style style:name="T275" style:family="text">
      <style:text-properties fo:language="uk" fo:country="UA"/>
    </style:style>
    <style:style style:name="T276" style:family="text">
      <style:text-properties fo:language="uk" fo:country="UA" fo:font-style="italic" style:font-name-asian="Noto Sans CJK SC Regular" style:font-style-asian="italic" style:font-name-complex="FreeSans" style:font-style-complex="italic"/>
    </style:style>
    <style:style style:name="T277" style:family="text">
      <style:text-properties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278" style:family="text">
      <style:text-properties fo:language="uk" fo:country="UA" officeooo:rsid="001a6335" style:font-name-asian="Noto Sans CJK SC Regular" style:font-name-complex="FreeSans"/>
    </style:style>
    <style:style style:name="T279" style:family="text">
      <style:text-properties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280" style:family="text">
      <style:text-properties officeooo:rsid="000c6998"/>
    </style:style>
    <style:style style:name="T281" style:family="text">
      <style:text-properties style:text-position="super 58%"/>
    </style:style>
    <style:style style:name="T282" style:family="text">
      <style:text-properties style:text-position="super 58%" style:font-name="Times New Roman1" officeooo:rsid="000c6998"/>
    </style:style>
    <style:style style:name="T283" style:family="text">
      <style:text-properties style:text-position="super 58%" style:font-name="Times New Roman1" fo:language="uk" fo:country="UA" fo:font-style="normal" officeooo:rsid="000c6998" style:font-name-asian="Symbola" style:font-style-asian="normal" style:font-name-complex="Symbola" style:font-style-complex="normal"/>
    </style:style>
    <style:style style:name="T284" style:family="text">
      <style:text-properties officeooo:rsid="000d2bcb"/>
    </style:style>
    <style:style style:name="T285" style:family="text">
      <style:text-properties style:font-name="Times New Roman1"/>
    </style:style>
    <style:style style:name="T286" style:family="text">
      <style:text-properties style:font-name="Times New Roman1" officeooo:rsid="000c6998"/>
    </style:style>
    <style:style style:name="T287" style:family="text">
      <style:text-properties style:font-name="Times New Roman1" fo:font-style="italic" officeooo:rsid="000c6998" style:font-style-asian="italic" style:font-style-complex="italic"/>
    </style:style>
    <style:style style:name="T288" style:family="text">
      <style:text-properties style:font-name="Times New Roman1" officeooo:rsid="000d2bcb"/>
    </style:style>
    <style:style style:name="fr1" style:family="graphic" style:parent-style-name="OLE">
      <style:graphic-properties fo:margin-left="0in" fo:margin-right="0in" fo:margin-top="0in" fo:margin-bottom="0in" style:vertical-pos="from-top" fo:padding="0.0008in" fo:border="none" draw:ole-draw-aspect="1"/>
    </style:style>
    <style:style style:name="fr2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fr3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Варіант №<text:span text:style-name="T1">1</text:span><text:span text:style-name="T269">3</text:span></text:p>
      <text:p text:style-name="P4"><text:span text:style-name="T2">Домовленості</text:span>: <text:span text:style-name="T6">БФ - </text:span>булева функція; <text:span text:style-name="T4">Т</text:span><text:span text:style-name="T7">0</text:span><text:span text:style-name="T38">, </text:span><text:span text:style-name="T4">Т</text:span><text:span text:style-name="T7">1</text:span><text:span text:style-name="T38">, </text:span><text:bookmark-start text:name="__DdeLink__656_1770953849"/><text:span text:style-name="T4">L</text:span><text:span text:style-name="T38">,</text:span><text:bookmark-end text:name="__DdeLink__656_1770953849"/><text:span text:style-name="T38"> </text:span><text:span text:style-name="T4">M</text:span><text:span text:style-name="T38">, </text:span><text:span text:style-name="T4">S</text:span><text:span text:style-name="T38"> - множини БФ, що, відповідно, зберігають константу 0, константу 1, лінійних, монотонних і самодвоїстих; </text:span><text:span text:style-name="T39">Р</text:span><text:span text:style-name="T8">2</text:span><text:span text:style-name="T39"> − множина </text:span><text:span text:style-name="T40">в</text:span><text:span text:style-name="T39">сіх БФ, </text:span><text:span text:style-name="T41">¬ </text:span><text:span text:style-name="T39">і ¯ - знаки, що позначають операцію заперечення.</text:span></text:p>
      <text:list xml:id="list2673627885" text:style-name="L1">
        <text:list-item>
          <text:p text:style-name="P6"><text:span text:style-name="T275">Побудувати таблицю істинності БФ </text:span><text:span text:style-name="T277">f</text:span><text:span text:style-name="T278">(</text:span><text:span text:style-name="T277">x</text:span><text:span text:style-name="T278">, </text:span><text:span text:style-name="T277">y</text:span><text:span text:style-name="T279">, </text:span><text:span text:style-name="T276">z</text:span><text:span text:style-name="T278">)</text:span><text:span text:style-name="T277"> </text:span><text:span text:style-name="T278">= </text:span><text:span text:style-name="T222">x</text:span><text:span text:style-name="T225">⊕</text:span><text:span text:style-name="T278">(</text:span><text:span text:style-name="T244"><draw:frame draw:style-name="fr2" draw:name="Об'єкт9" text:anchor-type="as-char" svg:width="0.2008in" svg:height="0.1839in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26">→</text:span><text:span text:style-name="T278"> </text:span><text:span text:style-name="T245">z</text:span><text:span text:style-name="T278">). </text:span></text:p>
        </text:list-item>
        <text:list-item>
          <text:p text:style-name="P19"><text:span text:style-name="T285">Визначити довжину скороченої днф функції </text:span><text:span text:style-name="T286">х</text:span><text:span text:style-name="T36">1</text:span><text:span text:style-name="T231">⊕</text:span><text:span text:style-name="T232">х</text:span><text:span text:style-name="T37">2</text:span><text:span text:style-name="T231">⊕ ... ⊕ </text:span><text:span text:style-name="T232">х</text:span><text:span text:style-name="T37">n</text:span><text:span text:style-name="T232">.</text:span></text:p>
        </text:list-item>
        <text:list-item>
          <text:p text:style-name="P19">Визначити число тупикових днф та число мінімальних днф функції <text:span text:style-name="T280">х</text:span><text:span text:style-name="T35">1</text:span><text:span text:style-name="T213">⊕</text:span><text:span text:style-name="T214">х</text:span><text:span text:style-name="T32">2</text:span><text:span text:style-name="T213">⊕ ... ⊕ </text:span><text:span text:style-name="T214">х</text:span><text:span text:style-name="T32">n</text:span><text:span text:style-name="T214">.</text:span></text:p>
        </text:list-item>
        <text:list-item>
          <text:p text:style-name="P13"><text:span text:style-name="T261">Дл</text:span>я БФ <text:span text:style-name="T2">f</text:span>(<text:span text:style-name="T2">x</text:span>, <text:span text:style-name="T2">y</text:span>, <text:span text:style-name="T2">z</text:span>)<text:span text:style-name="T2"> </text:span>= <text:span text:style-name="T47"><draw:frame draw:style-name="fr1" draw:name="Об'єкт20" text:anchor-type="as-char" svg:y="-0.1492in" svg:width="0.189in" svg:height="0.1854in" draw:z-index="1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0">⊕</text:span><text:span text:style-name="T265">¬</text:span>(<text:span text:style-name="T241">y</text:span><text:span text:style-name="T240"> </text:span><text:span text:style-name="T62">→</text:span><text:span text:style-name="T63"> </text:span><text:span text:style-name="T236"><draw:frame draw:style-name="fr1" draw:name="Об'єкт29" text:anchor-type="as-char" svg:y="-0.1492in" svg:width="0.1783in" svg:height="0.1854in" draw:z-index="2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), <text:span text:style-name="T265">що задана аналітично,</text:span> <text:span text:style-name="T268">з</text:span><text:bookmark-start text:name="__DdeLink__188_9823469211"/>а допомогою рівносильних перетворень побудувати <text:span text:style-name="T268">рівну їй</text:span> Д<text:span text:style-name="T265">Д</text:span>НФ<text:bookmark-end text:name="__DdeLink__188_9823469211"/>.</text:p>
        </text:list-item>
        <text:list-item>
          <text:p text:style-name="P14"><text:span text:style-name="T261">Дл</text:span>я БФ <text:span text:style-name="T2">f</text:span>(<text:span text:style-name="T2">x</text:span>, <text:span text:style-name="T2">y</text:span>, <text:span text:style-name="T2">z</text:span>)<text:span text:style-name="T2"> </text:span>= <text:span text:style-name="T47"><draw:frame draw:style-name="fr1" draw:name="Об'єкт22" text:anchor-type="as-char" svg:y="-0.1492in" svg:width="0.189in" svg:height="0.1854in" draw:z-index="3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bookmark-start text:name="__DdeLink__182_3882963961"/><text:span text:style-name="T60">⊕</text:span><text:span text:style-name="T265">¬</text:span>(<text:span text:style-name="T3">y</text:span><text:span text:style-name="T240"> </text:span><text:span text:style-name="T58">→</text:span><text:span text:style-name="T46"> </text:span><text:span text:style-name="T236"><draw:frame draw:style-name="fr1" draw:name="Об'єкт30" text:anchor-type="as-char" svg:y="-0.1492in" svg:width="0.1783in" svg:height="0.1854in" draw:z-index="4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)<text:bookmark-end text:name="__DdeLink__182_3882963961"/>, <text:span text:style-name="T265">що задана аналітично </text:span><text:span text:style-name="T50">(див. попередню задачу)</text:span><text:span text:style-name="T265">,</text:span> <text:span text:style-name="T268">з</text:span><text:bookmark-start text:name="__DdeLink__188_982346921"/>а допомогою рівносильних перетворень побудувати <text:span text:style-name="T268">рівну їй</text:span> ДКНФ<text:bookmark-end text:name="__DdeLink__188_982346921"/>.</text:p>
        </text:list-item>
        <text:list-item>
          <text:p text:style-name="P8"><text:span text:style-name="T70">За</text:span><text:span text:style-name="T71"> </text:span><text:span text:style-name="T72">вектор</text:span><text:span text:style-name="T73">а</text:span><text:span text:style-name="T72">м</text:span><text:span text:style-name="T73">и</text:span><text:span text:style-name="T72"> значень </text:span><text:span text:style-name="T71">БФ </text:span><text:span text:style-name="T90">f</text:span><text:span text:style-name="T71">(</text:span><text:span text:style-name="T90">х</text:span><text:span text:style-name="T10">1</text:span><text:span text:style-name="T71">, </text:span><text:span text:style-name="T90">х</text:span><text:span text:style-name="T10">2</text:span><text:span text:style-name="T71">) = (1011) та БФ </text:span><text:span text:style-name="T90">g</text:span><text:span text:style-name="T71">(</text:span><text:span text:style-name="T90">х</text:span><text:span text:style-name="T10">3</text:span><text:span text:style-name="T71">, </text:span><text:span text:style-name="T90">х</text:span><text:span text:style-name="T13">4</text:span><text:span text:style-name="T71">) = (</text:span><text:span text:style-name="T74">011</text:span><text:span text:style-name="T71">1) </text:span><text:span text:style-name="T70">побудувати таблицю істинності БФ </text:span><text:span text:style-name="T91">h</text:span><text:span text:style-name="T70">(</text:span><text:span text:style-name="T90">х</text:span><text:span text:style-name="T10">2</text:span><text:span text:style-name="T71">, </text:span><text:span text:style-name="T90">х</text:span><text:span text:style-name="T10">3</text:span><text:span text:style-name="T71">, </text:span><text:span text:style-name="T90">х</text:span><text:span text:style-name="T13">4</text:span><text:span text:style-name="T70">) = </text:span><text:span text:style-name="T90">f</text:span><text:span text:style-name="T71">(</text:span><text:span text:style-name="T90">х</text:span><text:span text:style-name="T12">4</text:span><text:span text:style-name="T113">, </text:span><text:span text:style-name="T90">g</text:span><text:span text:style-name="T113">(</text:span><text:span text:style-name="T90">х</text:span><text:span text:style-name="T25">4</text:span><text:span text:style-name="T113">, </text:span><text:span text:style-name="T13"><text:s/></text:span><text:span text:style-name="T90">х</text:span><text:span text:style-name="T13">2</text:span><text:span text:style-name="T158">⊕</text:span><text:span text:style-name="T90">х</text:span><text:span text:style-name="T14">3</text:span><text:span text:style-name="T113">)</text:span><text:span text:style-name="T70">). <text:s/></text:span></text:p>
        </text:list-item>
        <text:list-item>
          <text:p text:style-name="P25"><text:span text:style-name="T169">Подати функ</text:span><text:span text:style-name="T170">ці</text:span><text:span text:style-name="T169">ю </text:span><text:span text:style-name="T176">f</text:span><text:span text:style-name="T169"> у вигляд</text:span><text:span text:style-name="T170">і</text:span><text:span text:style-name="T169"> формули над множиною операц</text:span><text:span text:style-name="T170">ій</text:span><text:span text:style-name="T169"> </text:span><text:span text:style-name="T177">Н</text:span><text:span text:style-name="T169">, </text:span><text:span text:style-name="T170">якщо <text:s/></text:span><text:span text:style-name="T176">f</text:span><text:span text:style-name="T188"> </text:span><text:span text:style-name="T189">= </text:span><text:span text:style-name="T190">⊕</text:span><text:span text:style-name="T193">, </text:span><text:span text:style-name="T179">H</text:span><text:span text:style-name="T193"> = {∨, </text:span><text:span text:style-name="T189"><text:s/></text:span><text:span text:style-name="T191">¯</text:span><text:span text:style-name="T193">}. </text:span></text:p>
        </text:list-item>
        <text:list-item>
          <text:p text:style-name="P20"><text:span text:style-name="T104">Довести, що </text:span><text:span text:style-name="T106">БФ</text:span><text:span text:style-name="T104"> <text:s/></text:span><text:span text:style-name="T90">f</text:span><text:span text:style-name="T114"> <text:s/></text:span><text:span text:style-name="T112">не можна подати формулою над множиною операцій Н, якщо </text:span><text:span text:style-name="T90">f</text:span><text:span text:style-name="T113"> </text:span><text:span text:style-name="T112">= </text:span><text:span text:style-name="T108">↔</text:span><text:span text:style-name="T112">, <text:s text:c="10"/></text:span><text:span text:style-name="T89">Н</text:span><text:span text:style-name="T112"> </text:span><text:span text:style-name="T104">= {∨,∧, </text:span><text:span text:style-name="T158">⊕</text:span><text:span text:style-name="T104">}. </text:span></text:p>
        </text:list-item>
        <text:list-item>
          <text:p text:style-name="P7"><text:span text:style-name="T105">Знайти розклад БФ </text:span><text:span text:style-name="T92">f</text:span><text:span text:style-name="T115">(</text:span><text:span text:style-name="T92">х</text:span><text:span text:style-name="T15">1</text:span><text:span text:style-name="T115">, </text:span><text:span text:style-name="T92">х</text:span><text:span text:style-name="T15">2</text:span><text:span text:style-name="T115">, </text:span><text:span text:style-name="T92">х</text:span><text:span text:style-name="T15">3</text:span><text:span text:style-name="T115">, </text:span><text:span text:style-name="T92">х</text:span><text:span text:style-name="T15">4</text:span><text:span text:style-name="T115">)</text:span><text:span text:style-name="T105">, що задана формулою </text:span><text:span text:style-name="T101">А</text:span><text:span text:style-name="T105"> = ((</text:span><text:span text:style-name="T92">х</text:span><text:span text:style-name="T15">1 </text:span><text:span text:style-name="T108">↓ </text:span><text:span text:style-name="T116">((</text:span><text:span text:style-name="T92">х</text:span><text:span text:style-name="T15">2</text:span><text:span text:style-name="T115"> </text:span><text:span text:style-name="T108">↔</text:span><text:span text:style-name="T115"> </text:span><text:span text:style-name="T92">х</text:span><text:span text:style-name="T16">1</text:span><text:span text:style-name="T116">)</text:span><text:span text:style-name="T105"> </text:span><text:span text:style-name="T108">→ </text:span><text:span text:style-name="T92">х</text:span><text:span text:style-name="T15">3</text:span><text:span text:style-name="T108">)</text:span><text:span text:style-name="T151">∣</text:span><text:span text:style-name="T108">(</text:span><text:span text:style-name="T117">¬</text:span><text:span text:style-name="T92">х</text:span><text:span text:style-name="T15">4</text:span><text:span text:style-name="T108">)), </text:span><text:span text:style-name="T105">за змінними </text:span><text:span text:style-name="T109">із </text:span><text:span text:style-name="T105">Z={</text:span><text:span text:style-name="T92">х</text:span><text:span text:style-name="T17">2</text:span><text:span text:style-name="T115">, </text:span><text:span text:style-name="T92">х</text:span><text:span text:style-name="T24">4</text:span><text:span text:style-name="T105">}. </text:span></text:p>
        </text:list-item>
        <text:list-item>
          <text:p text:style-name="P13"><text:span text:style-name="T194">Дл</text:span><text:span text:style-name="T195">я БФ </text:span><text:span text:style-name="T64">f</text:span><text:span text:style-name="T195">(</text:span><text:span text:style-name="T64">x</text:span><text:span text:style-name="T195">, </text:span><text:span text:style-name="T64">y</text:span><text:span text:style-name="T195">, </text:span><text:span text:style-name="T64">z</text:span><text:span text:style-name="T195">) </text:span><text:span text:style-name="T196">= (</text:span><text:span text:style-name="T197">11111010</text:span><text:span text:style-name="T196">) за означенням фіктивної (чи істотної) змінної встановити, якою - фіктивною чи істотною </text:span><text:span text:style-name="T198">−</text:span><text:span text:style-name="T196"> є змінна </text:span><text:span text:style-name="T65">z</text:span><text:span text:style-name="T48">.</text:span><text:span text:style-name="T196"> </text:span></text:p>
        </text:list-item>
        <text:list-item>
          <text:p text:style-name="P16"><text:span text:style-name="T196">Д</text:span><text:span text:style-name="T45">ля </text:span><text:span text:style-name="T202">ДДНФ </text:span><text:span text:style-name="T195">БФ </text:span><text:span text:style-name="T64">f</text:span><text:span text:style-name="T195">(</text:span><text:span text:style-name="T64">x</text:span><text:span text:style-name="T195">, </text:span><text:span text:style-name="T64">y</text:span><text:span text:style-name="T195">, </text:span><text:span text:style-name="T64">z</text:span><text:span text:style-name="T195">) </text:span><text:span text:style-name="T196">=</text:span><text:span text:style-name="T242"> </text:span><text:span text:style-name="T47"><draw:frame draw:style-name="fr1" draw:name="Об'єкт17" text:anchor-type="as-char" svg:y="-0.1492in" svg:width="0.189in" svg:height="0.1854in" draw:z-index="5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49"><draw:frame draw:style-name="fr2" draw:name="Об'єкт18" text:anchor-type="as-char" svg:width="0.2008in" svg:height="0.1839in" draw:z-index="6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59"><draw:frame draw:style-name="fr1" draw:name="Об'єкт19" text:anchor-type="as-char" svg:y="-0.1492in" svg:width="0.1783in" svg:height="0.1854in" draw:z-index="7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38">∨</text:span><text:span text:style-name="T243"><draw:frame draw:style-name="fr1" draw:name="Об'єкт13" text:anchor-type="as-char" svg:y="-0.1492in" svg:width="0.189in" svg:height="0.1854in" draw:z-index="1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41">y</text:span><text:span text:style-name="T236">z</text:span><text:span text:style-name="T242">∨</text:span><text:span text:style-name="T239">ху</text:span><text:span text:style-name="T236"><draw:frame draw:style-name="fr1" draw:name="Об'єкт8" text:anchor-type="as-char" svg:y="-0.1492in" svg:width="0.1783in" svg:height="0.1854in" draw:z-index="8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67"> </text:span><text:span text:style-name="T196">побудувати рівний їй </text:span><text:bookmark-start text:name="__DdeLink__1066_1401347031"/><text:span text:style-name="T196">поліном Жегалкіна</text:span><text:bookmark-end text:name="__DdeLink__1066_1401347031"/><text:span text:style-name="T196">.</text:span></text:p>
        </text:list-item>
        <text:list-item>
          <text:p text:style-name="P9"><text:span text:style-name="T75">С</text:span><text:span text:style-name="T76">користавшись методом невизначених коефіцієнтів, подати </text:span><text:span text:style-name="T70">БФ </text:span><text:span text:style-name="T91">f</text:span><text:span text:style-name="T70">(</text:span><text:span text:style-name="T91">x</text:span><text:span text:style-name="T70">, </text:span><text:span text:style-name="T91">y</text:span><text:span text:style-name="T70">, </text:span><text:span text:style-name="T91">z</text:span><text:span text:style-name="T70">) </text:span><text:span text:style-name="T75">= (</text:span><text:span text:style-name="T77">1</text:span><text:span text:style-name="T79">1</text:span><text:span text:style-name="T78">0</text:span><text:span text:style-name="T81">0</text:span><text:span text:style-name="T82">0</text:span><text:span text:style-name="T80">1</text:span><text:span text:style-name="T83">0</text:span><text:span text:style-name="T76">1</text:span><text:span text:style-name="T75">) </text:span><text:span text:style-name="T76">у вигляді </text:span><text:bookmark-start text:name="__DdeLink__1066_14013470311"/><text:span text:style-name="T75">поліном</text:span><text:span text:style-name="T76">у</text:span><text:span text:style-name="T75"> Жегалкіна</text:span><text:bookmark-end text:name="__DdeLink__1066_14013470311"/><text:span text:style-name="T75">.</text:span></text:p>
        </text:list-item>
        <text:list-item>
          <text:p text:style-name="P7"><text:span text:style-name="T249">Довести, що </text:span><text:span text:style-name="T247">х</text:span><text:span text:style-name="T9">і</text:span><text:span text:style-name="T249"> - </text:span><text:span text:style-name="T257">фіктивна</text:span><text:span text:style-name="T249"> змінна БФ </text:span><text:span text:style-name="T247">f</text:span><text:span text:style-name="T249">(</text:span><text:span text:style-name="T247">х</text:span><text:span text:style-name="T9">1</text:span><text:span text:style-name="T249">, </text:span><text:span text:style-name="T247">х</text:span><text:span text:style-name="T9">2</text:span><text:span text:style-name="T249">, ..., </text:span><text:span text:style-name="T247">х</text:span><text:span text:style-name="T9">n</text:span><text:span text:style-name="T249">) тоді і лише тоді, коли </text:span><text:span text:style-name="T247">х</text:span><text:span text:style-name="T9">і</text:span><text:span text:style-name="T249"> явно </text:span><text:span text:style-name="T257">не </text:span><text:span text:style-name="T249">входить у поліном Жегалкіна цієї функції.</text:span><text:span text:style-name="T75"> </text:span></text:p>
        </text:list-item>
        <text:list-item>
          <text:p text:style-name="P10"><text:span text:style-name="T146">Показати, що кількість булевих функцій, що суттєво залежать від n аргументів, визначається рекурентним співвідношенням </text:span><text:span text:style-name="T99">A</text:span><text:span text:style-name="T26">n</text:span><text:span text:style-name="T146"> </text:span><text:span text:style-name="T150">=</text:span><text:span text:style-name="T146"> </text:span><text:span text:style-name="T146"><draw:frame draw:style-name="fr3" draw:name="1" text:anchor-type="as-char" svg:y="-0.2181in" svg:width="0.1929in" svg:height="0.2598in" draw:z-index="1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46"><text:s/>- </text:span><text:span text:style-name="T111"><draw:frame draw:style-name="fr1" draw:name="Об'єкт53" text:anchor-type="as-char" svg:y="-0.1744in" svg:width="0.4083in" svg:height="0.248in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11"><draw:frame draw:style-name="fr1" draw:name="Об'єкт21" text:anchor-type="as-char" svg:y="-0.1744in" svg:width="0.2764in" svg:height="0.248in" draw:z-index="13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00">A</text:span><text:span text:style-name="T27">i</text:span><text:span text:style-name="T146">, де </text:span><text:span text:style-name="T99">A</text:span><text:span text:style-name="T28">i</text:span><text:span text:style-name="T146"> - кількість булевих функцій, що суттєво залежать від </text:span><text:span text:style-name="T99">i</text:span><text:span text:style-name="T146"> аргументів.</text:span></text:p>
        </text:list-item>
        <text:list-item>
          <text:p text:style-name="P10"><text:span text:style-name="T121">Довести, що жодна проста імпліканта монотонної </text:span><text:span text:style-name="T125">БФ</text:span><text:span text:style-name="T121"> не містить заперечень змінних.</text:span></text:p>
        </text:list-item>
        <text:list-item>
          <text:p text:style-name="P10"><text:span text:style-name="T121">Довести, що скорочена ДНФ, що представляє монотонну </text:span><text:span text:style-name="T125">БФ</text:span><text:span text:style-name="T121">, є мінімальною </text:span><text:span text:style-name="T125">ДНФ</text:span><text:span text:style-name="T121">.</text:span></text:p>
        </text:list-item>
        <text:list-item>
          <text:p text:style-name="P26"><text:span text:style-name="T186">Визначити число тупикових ДНФ та число мінімальних ДНФ </text:span><text:span text:style-name="T187">булевої функції</text:span><text:span text:style-name="T186"> <text:s text:c="21"/></text:span><text:span text:style-name="T172">f</text:span><text:span text:style-name="T186">(</text:span><text:span text:style-name="T172">х</text:span><text:span text:style-name="T34">1</text:span><text:span text:style-name="T186">, </text:span><text:span text:style-name="T172">х</text:span><text:span text:style-name="T34">2</text:span><text:span text:style-name="T186">, ..., </text:span><text:span text:style-name="T172">х</text:span><text:span text:style-name="T34">n</text:span><text:span text:style-name="T186">)= (011111...110).</text:span></text:p>
        </text:list-item>
        <text:list-item>
          <text:p text:style-name="P10"><text:span text:style-name="T119">Мінімізувати </text:span><text:span text:style-name="T144">БФ</text:span><text:span text:style-name="T119"> </text:span><text:span text:style-name="T93">f</text:span><text:span text:style-name="T144"> за допомогою </text:span><text:span text:style-name="T119">метод</text:span><text:span text:style-name="T148">у</text:span><text:span text:style-name="T144"> Блейка і </text:span><text:span text:style-name="T119">метод</text:span><text:span text:style-name="T145">у </text:span><text:span text:style-name="T149">Петрика</text:span><text:span text:style-name="T144">, </text:span><text:span text:style-name="T146">якщо <text:s text:c="37"/></text:span><text:span text:style-name="T93"><text:s text:c="7"/>f</text:span><text:span text:style-name="T127">(</text:span><text:span text:style-name="T91">x</text:span><text:span text:style-name="T127">, </text:span><text:span text:style-name="T91">y</text:span><text:span text:style-name="T127">, </text:span><text:span text:style-name="T91">z</text:span><text:span text:style-name="T127">) </text:span><text:span text:style-name="T119">= </text:span><text:span text:style-name="T102">x</text:span><text:span text:style-name="T147">(</text:span><text:span text:style-name="T98">у</text:span><text:span text:style-name="T159">∨</text:span><text:span text:style-name="T146"><draw:frame draw:style-name="fr2" draw:name="Об'єкт7" text:anchor-type="as-char" svg:width="0.2008in" svg:height="0.1839in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60">z</text:span><text:span text:style-name="T161">)</text:span><text:span text:style-name="T157">∨</text:span><text:span text:style-name="T117">¬</text:span><text:span text:style-name="T146">((</text:span><text:span text:style-name="T146"><draw:frame draw:style-name="fr1" draw:name="Об'єкт23" text:anchor-type="as-char" svg:y="-0.1492in" svg:width="0.189in" svg:height="0.1854in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57">∨</text:span><text:span text:style-name="T146"><draw:frame draw:style-name="fr1" draw:name="Об'єкт24" text:anchor-type="as-char" svg:y="-0.1492in" svg:width="0.1783in" svg:height="0.1854in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61">)(</text:span><text:span text:style-name="T103">у</text:span><text:span text:style-name="T157">∨</text:span><text:span text:style-name="T146"><draw:frame draw:style-name="fr1" draw:name="Об'єкт25" text:anchor-type="as-char" svg:y="-0.1492in" svg:width="0.1783in" svg:height="0.1854in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61">))</text:span><text:span text:style-name="T159">∨</text:span><text:span text:style-name="T146"><draw:frame draw:style-name="fr1" draw:name="Об'єкт15" text:anchor-type="as-char" svg:y="-0.1492in" svg:width="0.189in" svg:height="0.1854in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46"><draw:frame draw:style-name="fr2" draw:name="Об'єкт27" text:anchor-type="as-char" svg:width="0.2008in" svg:height="0.1839in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61">.</text:span><text:span text:style-name="T99"> </text:span></text:p>
        </text:list-item>
        <text:list-item>
          <text:p text:style-name="P8"><text:span text:style-name="T118">Дови</text:span><text:span text:style-name="T119">значити </text:span><text:span text:style-name="T118">БФ</text:span><text:span text:style-name="T119"> </text:span><text:span text:style-name="T93">f <text:s/></text:span><text:span text:style-name="T94">= </text:span><text:span text:style-name="T119">(</text:span><text:span text:style-name="T120">1*</text:span><text:span text:style-name="T119">*1</text:span><text:span text:style-name="T120">1</text:span><text:span text:style-name="T119">*</text:span><text:span text:style-name="T120">0</text:span><text:span text:style-name="T119">*), </text:span><text:span text:style-name="T118">з</text:span><text:span text:style-name="T75">аміни</text:span><text:span text:style-name="T84">вш</text:span><text:span text:style-name="T75">и у кортежі </text:span><text:span text:style-name="T119">(</text:span><text:span text:style-name="T120">1*</text:span><text:span text:style-name="T119">*1</text:span><text:span text:style-name="T120">1</text:span><text:span text:style-name="T119">*</text:span><text:span text:style-name="T120">0</text:span><text:span text:style-name="T119">*)</text:span><text:span text:style-name="T75"> зірочки символами 0 і 1 так, щоб утворився вектор значень деякої лінійної функції </text:span><text:span text:style-name="T93">f</text:span><text:span text:style-name="T119">. </text:span><text:span text:style-name="T118">Записати</text:span><text:span text:style-name="T119"> </text:span><text:span text:style-name="T118">отриману </text:span><text:span text:style-name="T119">функцію </text:span><text:span text:style-name="T93">f </text:span><text:span text:style-name="T121">аналітично</text:span><text:span text:style-name="T119">. </text:span><text:span text:style-name="T121">Відповідь обґрунтувати.</text:span></text:p>
        </text:list-item>
        <text:list-item>
          <text:p text:style-name="P21"><text:span text:style-name="T112">Чи <text:s/>є монотонною БФ </text:span><text:span text:style-name="T90">f</text:span><text:span text:style-name="T113">(</text:span><text:span text:style-name="T90">х</text:span><text:span text:style-name="T13">1</text:span><text:span text:style-name="T113">, </text:span><text:span text:style-name="T90">х</text:span><text:span text:style-name="T13">2</text:span><text:span text:style-name="T113">, </text:span><text:span text:style-name="T90">х</text:span><text:span text:style-name="T18">3</text:span><text:span text:style-name="T113">) = (</text:span><text:span text:style-name="T112">0</text:span><text:span text:style-name="T122">01</text:span><text:span text:style-name="T112">1</text:span><text:span text:style-name="T122">00</text:span><text:span text:style-name="T113">01)? </text:span><text:span text:style-name="T112">Відповідь обґрунтувати.</text:span></text:p>
        </text:list-item>
        <text:list-item>
          <text:p text:style-name="P7"><text:span text:style-name="T123">Довести, що для довільної монотонної БФ </text:span><text:span text:style-name="T95">f</text:span><text:span text:style-name="T123">(</text:span><text:span text:style-name="T95">х</text:span><text:span text:style-name="T19">1</text:span><text:span text:style-name="T123">, </text:span><text:span text:style-name="T95">х</text:span><text:span text:style-name="T19">2</text:span><text:span text:style-name="T123">, ..., </text:span><text:span text:style-name="T95">х</text:span><text:span text:style-name="T19">n</text:span><text:span text:style-name="T123">) справедливий розклад:</text:span><text:span text:style-name="T95"> f</text:span><text:span text:style-name="T123">(</text:span><text:span text:style-name="T95">х</text:span><text:span text:style-name="T19">1</text:span><text:span text:style-name="T123">, </text:span><text:span text:style-name="T95">х</text:span><text:span text:style-name="T19">2</text:span><text:span text:style-name="T123">, ..., </text:span><text:span text:style-name="T95">х</text:span><text:span text:style-name="T19">n</text:span><text:span text:style-name="T123">) = </text:span><text:span text:style-name="T124">(</text:span><text:span text:style-name="T95">х</text:span><text:span text:style-name="T19">1</text:span><text:span text:style-name="T159">∨</text:span><text:span text:style-name="T95">f</text:span><text:span text:style-name="T123">(</text:span><text:span text:style-name="T124">0</text:span><text:span text:style-name="T123">, </text:span><text:span text:style-name="T95">х</text:span><text:span text:style-name="T19">2</text:span><text:span text:style-name="T123">, ..., </text:span><text:span text:style-name="T95">х</text:span><text:span text:style-name="T19">n</text:span><text:span text:style-name="T123">)</text:span><text:span text:style-name="T124">)</text:span><text:span text:style-name="T152">∧</text:span><text:span text:style-name="T95">f</text:span><text:span text:style-name="T123">(</text:span><text:span text:style-name="T124">1</text:span><text:span text:style-name="T123">, </text:span><text:span text:style-name="T95">х</text:span><text:span text:style-name="T19">2</text:span><text:span text:style-name="T123">, ..., </text:span><text:span text:style-name="T95">х</text:span><text:span text:style-name="T19">n</text:span><text:span text:style-name="T123">).</text:span></text:p>
        </text:list-item>
        <text:list-item>
          <text:p text:style-name="P19"><text:span text:style-name="T232">Довести, що </text:span><text:span text:style-name="T234">L</text:span><text:span text:style-name="T283">*</text:span><text:span text:style-name="T232">=</text:span><text:span text:style-name="T234">L</text:span><text:span text:style-name="T232"> </text:span><text:span text:style-name="T233">(тут </text:span><text:span text:style-name="T232"><text:s/></text:span><text:span text:style-name="T234">L</text:span><text:span text:style-name="T283">*</text:span><text:span text:style-name="T232"> - </text:span><text:span text:style-name="T233">клас двоїстих до класу</text:span><text:span text:style-name="T232"> </text:span><text:span text:style-name="T234">L</text:span><text:span text:style-name="T232"> </text:span><text:span text:style-name="T233">функцій).</text:span></text:p>
        </text:list-item>
        <text:list-item>
          <text:p text:style-name="P12"><text:soft-page-break/><text:span text:style-name="T246">Для БФ </text:span><text:span text:style-name="T248">f</text:span><text:span text:style-name="T250">(</text:span><text:span text:style-name="T248">x</text:span><text:span text:style-name="T250">, </text:span><text:span text:style-name="T248">y</text:span><text:span text:style-name="T250">)</text:span><text:span text:style-name="T248"> </text:span><text:span text:style-name="T250">= (</text:span><text:span text:style-name="T251">1</text:span><text:span text:style-name="T252">1</text:span><text:span text:style-name="T260">1</text:span><text:span text:style-name="T252">0</text:span><text:span text:style-name="T250">), </text:span><text:span text:style-name="T253">що задана табли</text:span><text:span text:style-name="T254">цею істинності </text:span><text:span text:style-name="T255">(вектором значень)</text:span><text:span text:style-name="T253">,</text:span><text:span text:style-name="T250"> знайти рівн</text:span><text:span text:style-name="T256">у</text:span><text:span text:style-name="T250"> їй ДДНФ.</text:span></text:p>
        </text:list-item>
        <text:list-item>
          <text:p text:style-name="P15"><text:span text:style-name="T51">Дл</text:span><text:span text:style-name="T123">я БФ </text:span><text:span text:style-name="T66">f</text:span><text:span text:style-name="T123">(</text:span><text:span text:style-name="T66">x</text:span><text:span text:style-name="T123">, </text:span><text:span text:style-name="T66">y</text:span><text:span text:style-name="T123">)</text:span><text:span text:style-name="T66"> </text:span><text:span text:style-name="T123">= (</text:span><text:span text:style-name="T52">1</text:span><text:span text:style-name="T53">1</text:span><text:span text:style-name="T54">1</text:span><text:span text:style-name="T55">0</text:span><text:span text:style-name="T123">), </text:span><text:span text:style-name="T47">що задана табли</text:span><text:span text:style-name="T56">цею істинності </text:span><text:span text:style-name="T57">(вектором значень)</text:span><text:span text:style-name="T47">,</text:span><text:span text:style-name="T123"> знайти рівн</text:span><text:span text:style-name="T51">у</text:span><text:span text:style-name="T123"> їй Д</text:span><text:span text:style-name="T51">К</text:span><text:span text:style-name="T123">НФ.</text:span></text:p>
        </text:list-item>
        <text:list-item>
          <text:p text:style-name="P7"><text:span text:style-name="T123">Довести, що довільна монотонна </text:span><text:span text:style-name="T125">БФ</text:span><text:span text:style-name="T123">, що відмінна від константи, може бути представлена </text:span><text:span text:style-name="T126">Д</text:span><text:span text:style-name="T123">НФ без заперечень.</text:span></text:p>
        </text:list-item>
        <text:list-item>
          <text:p text:style-name="P22"><text:span text:style-name="T112">Знайти двоїсту БФ для </text:span><text:span text:style-name="T127">БФ </text:span><text:span text:style-name="T91">f</text:span><text:span text:style-name="T127">(</text:span><text:span text:style-name="T91">x</text:span><text:span text:style-name="T127">, </text:span><text:span text:style-name="T91">y</text:span><text:span text:style-name="T127">, </text:span><text:span text:style-name="T91">z</text:span><text:span text:style-name="T127">) </text:span><text:span text:style-name="T119">= (</text:span><text:span text:style-name="T129">0</text:span><text:span text:style-name="T128">1</text:span><text:span text:style-name="T131">1</text:span><text:span text:style-name="T112">0</text:span><text:span text:style-name="T132">1</text:span><text:span text:style-name="T128">0</text:span><text:span text:style-name="T130">0</text:span><text:span text:style-name="T129">1</text:span><text:span text:style-name="T119">). </text:span><text:span text:style-name="T121">Відповідь обґрунтувати.</text:span></text:p>
        </text:list-item>
        <text:list-item>
          <text:p text:style-name="P11"><text:span text:style-name="T121">Ч</text:span><text:span text:style-name="T133">и є БФ </text:span><text:span text:style-name="T91">f</text:span><text:span text:style-name="T127">(</text:span><text:span text:style-name="T91">x</text:span><text:span text:style-name="T127">, </text:span><text:span text:style-name="T91">y</text:span><text:span text:style-name="T127">, </text:span><text:span text:style-name="T91">z</text:span><text:span text:style-name="T127">) </text:span><text:span text:style-name="T119">= (</text:span><text:span text:style-name="T129">0</text:span><text:span text:style-name="T128">1</text:span><text:span text:style-name="T131">1</text:span><text:span text:style-name="T123">0</text:span><text:span text:style-name="T132">1</text:span><text:span text:style-name="T128">0</text:span><text:span text:style-name="T130">0</text:span><text:span text:style-name="T129">1</text:span><text:span text:style-name="T119">) </text:span><text:span text:style-name="T133">(див. попередню задачу) самодвоїстою?</text:span><text:span text:style-name="T119"> </text:span><text:span text:style-name="T121">Відповідь обґрунтувати.</text:span></text:p>
        </text:list-item>
        <text:list-item>
          <text:p text:style-name="P11"><text:span text:style-name="T121">З</text:span><text:span text:style-name="T133">найти </text:span><text:span text:style-name="T134">(</text:span><text:span text:style-name="T133">аналітично</text:span><text:span text:style-name="T134">)</text:span><text:span text:style-name="T133"> двоїсту БФ до БФ </text:span><text:span text:style-name="T91">f</text:span><text:span text:style-name="T127">(</text:span><text:span text:style-name="T91">x</text:span><text:span text:style-name="T127">, </text:span><text:span text:style-name="T91">y</text:span><text:span text:style-name="T127">) </text:span><text:span text:style-name="T119">= <text:s/></text:span><text:bookmark-start text:name="__DdeLink__182_388296396111"/><text:span text:style-name="T96">x</text:span><text:bookmark-end text:name="__DdeLink__182_388296396111"/><text:span text:style-name="T108">↔</text:span><text:span text:style-name="T199">у</text:span><text:span text:style-name="T135">.</text:span></text:p>
        </text:list-item>
        <text:list-item>
          <text:p text:style-name="P17"><text:span text:style-name="T209">Довести</text:span><text:span text:style-name="T208">, що не існує самодвоїстої </text:span><text:span text:style-name="T209">БФ</text:span><text:span text:style-name="T208">, </text:span><text:span text:style-name="T209">істотно</text:span><text:span text:style-name="T208"> залежної від двох </text:span>змінних. </text:p>
        </text:list-item>
        <text:list-item>
          <text:p text:style-name="P7"><text:span text:style-name="T137">Чи справедливим є твердження: якщо булева функція істотно залежить більш ніж від однієї змінної і є лінійною, то вона не є монотонною? </text:span><text:span text:style-name="T121">Відповідь обґрунтувати.</text:span></text:p>
        </text:list-item>
        <text:list-item>
          <text:p text:style-name="P27"><text:span text:style-name="T182">Користуючись методом зведення до функ</text:span><text:span text:style-name="T183">ці</text:span><text:span text:style-name="T182">онально повно</text:span><text:span text:style-name="T183">ї</text:span><text:span text:style-name="T182"> системи </text:span><text:span text:style-name="T191">Σ</text:span><text:span text:style-name="T33">2</text:span><text:span text:style-name="T183"> = {</text:span><text:span text:style-name="T191">∧, ¯</text:span><text:span text:style-name="T183">}</text:span><text:span text:style-name="T182">, </text:span><text:span text:style-name="T191">Σ</text:span><text:span text:style-name="T33">1</text:span><text:span text:style-name="T183"> = {</text:span><text:span text:style-name="T191">∨, ¯</text:span><text:span text:style-name="T183">}</text:span><text:span text:style-name="T182"> або <text:s/></text:span><text:span text:style-name="T191">Σ</text:span><text:span text:style-name="T33">0</text:span><text:span text:style-name="T183"> = {</text:span><text:span text:style-name="T191">∨,∧, ¯</text:span><text:span text:style-name="T183">},</text:span><text:span text:style-name="T182"> довести функ</text:span><text:span text:style-name="T184">ціо</text:span><text:span text:style-name="T182">нальну повноту системи </text:span><text:span text:style-name="T191">Σ</text:span><text:span text:style-name="T182"> </text:span><text:span text:style-name="T183">= {</text:span><text:span text:style-name="T171">х</text:span><text:span text:style-name="T192">→</text:span><text:span text:style-name="T171">у</text:span><text:span text:style-name="T180">, </text:span><text:span text:style-name="T185"><draw:frame draw:style-name="fr1" draw:name="Об'єкт31" text:anchor-type="as-char" svg:y="-0.1492in" svg:width="0.189in" svg:height="0.1854in" draw:z-index="9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83">}</text:span><text:span text:style-name="T182">. </text:span></text:p>
        </text:list-item>
        <text:list-item>
          <text:p text:style-name="P23"><text:span text:style-name="T69">Чи є </text:span><text:span text:style-name="T86">функ</text:span><text:span text:style-name="T87">ці</text:span><text:span text:style-name="T86">онально повно</text:span><text:span text:style-name="T69">ю</text:span><text:span text:style-name="T86"> систем</text:span><text:span text:style-name="T69">а БФ</text:span><text:span text:style-name="T86"> </text:span><text:span text:style-name="T163">Σ </text:span><text:span text:style-name="T162">= </text:span><text:span text:style-name="T87">{</text:span><text:span text:style-name="T163">∨,∧, </text:span><text:span text:style-name="T164">→</text:span><text:span text:style-name="T165">, </text:span><text:span text:style-name="T166">1</text:span><text:span text:style-name="T87">}? </text:span><text:span text:style-name="T85">Відповідь обґрунтувати. </text:span></text:p>
        </text:list-item>
        <text:list-item>
          <text:p text:style-name="P24"><text:span text:style-name="T69">Чи є базисом в Р</text:span><text:span text:style-name="T9">2</text:span><text:span text:style-name="T69"> </text:span><text:span text:style-name="T86">систем</text:span><text:span text:style-name="T69">а</text:span><text:span text:style-name="T86"> </text:span><text:span text:style-name="T69">БФ </text:span><text:span text:style-name="T163">Σ</text:span><text:span text:style-name="T87"> = {</text:span><text:span text:style-name="T163">∨,∧, <text:s/>¯</text:span><text:span text:style-name="T87">}</text:span><text:span text:style-name="T88">?</text:span><text:span text:style-name="T87"> </text:span><text:span text:style-name="T85">Відповідь обґрунтувати. </text:span></text:p>
        </text:list-item>
        <text:list-item>
          <text:p text:style-name="P7"><text:span text:style-name="T136">Чи є </text:span><text:span text:style-name="T137">функ</text:span><text:span text:style-name="T138">ці</text:span><text:span text:style-name="T137">онально повно</text:span><text:span text:style-name="T136">ю</text:span><text:span text:style-name="T137"> систем</text:span><text:span text:style-name="T136">а БФ</text:span><text:span text:style-name="T137"> </text:span><text:span text:style-name="T107">Σ </text:span><text:span text:style-name="T110">= </text:span><text:span text:style-name="T138">{</text:span><text:span text:style-name="T139">(</text:span><text:span text:style-name="T140">0</text:span><text:span text:style-name="T141">1</text:span><text:span text:style-name="T139">), </text:span><text:span text:style-name="T153">(0</text:span><text:span text:style-name="T154">1</text:span><text:span text:style-name="T153">1</text:span><text:span text:style-name="T155">0</text:span><text:span text:style-name="T153">)</text:span><text:span text:style-name="T107">, </text:span><text:span text:style-name="T139">(</text:span><text:span text:style-name="T142">0</text:span><text:span text:style-name="T141">1</text:span><text:span text:style-name="T143">01101</text:span><text:span text:style-name="T140">1</text:span><text:span text:style-name="T139">)</text:span><text:span text:style-name="T138">}? </text:span><text:span text:style-name="T121">Відповідь обґрунтувати.</text:span></text:p>
        </text:list-item>
        <text:list-item>
          <text:p text:style-name="P7"><text:span text:style-name="T85">Д</text:span><text:span text:style-name="T69">овести, що коли </text:span><text:span text:style-name="T70"><text:s/></text:span><text:span text:style-name="T91">f</text:span><text:span text:style-name="T167">∉</text:span><text:span text:style-name="T96">Т</text:span><text:span text:style-name="T11">0</text:span><text:span text:style-name="T167">∪</text:span><text:span text:style-name="T96">Т</text:span><text:span text:style-name="T11">1</text:span><text:span text:style-name="T167">∪</text:span><text:bookmark-start text:name="__DdeLink__608_141887944212"/><text:span text:style-name="T89">S</text:span><text:bookmark-end text:name="__DdeLink__608_141887944212"/><text:span text:style-name="T69">, то {</text:span><text:span text:style-name="T70"> </text:span><text:span text:style-name="T91">f</text:span><text:span text:style-name="T69">} − функціонально повна система.</text:span></text:p>
        </text:list-item>
        <text:list-item>
          <text:p text:style-name="P7"><text:span text:style-name="T137">Чи існує базис в P</text:span><text:span text:style-name="T21">2</text:span><text:span text:style-name="T137">, що складається з таких чотирьох функцій </text:span><text:span text:style-name="T97">f</text:span><text:span text:style-name="T21">1</text:span><text:span text:style-name="T137">, </text:span><text:span text:style-name="T97">f</text:span><text:span text:style-name="T21">2</text:span><text:span text:style-name="T137">, </text:span><text:span text:style-name="T97">f</text:span><text:span text:style-name="T21">3</text:span><text:span text:style-name="T137">, </text:span><text:span text:style-name="T97">f</text:span><text:span text:style-name="T21">4</text:span><text:span text:style-name="T137">, що </text:span><text:span text:style-name="T91">f</text:span><text:span text:style-name="T21">1</text:span><text:span text:style-name="T156">∉</text:span><text:span text:style-name="T96">Т</text:span><text:span text:style-name="T22">0</text:span><text:span text:style-name="T137">, </text:span><text:span text:style-name="T91">f</text:span><text:span text:style-name="T23">2</text:span><text:span text:style-name="T156">∉</text:span><text:span text:style-name="T96">Т</text:span><text:span text:style-name="T23">1</text:span><text:span text:style-name="T137">, </text:span><text:span text:style-name="T91">f</text:span><text:span text:style-name="T23">3</text:span><text:span text:style-name="T156">∉</text:span><text:span text:style-name="T97">L</text:span><text:span text:style-name="T137">, </text:span><text:span text:style-name="T91">f</text:span><text:span text:style-name="T23">4</text:span><text:span text:style-name="T156">∉</text:span><text:span text:style-name="T137">S? </text:span><text:span text:style-name="T121">Відповідь обґрунтувати.</text:span></text:p>
        </text:list-item>
        <text:list-item>
          <text:p text:style-name="P26"><text:span text:style-name="T270">Визначити </text:span><text:span text:style-name="T271">кількість</text:span><text:span text:style-name="T270"> </text:span><text:span text:style-name="T272">БФ</text:span><text:span text:style-name="T270"> від </text:span><text:span text:style-name="T168">n</text:span><text:span text:style-name="T270"> змінних, </text:span><text:span text:style-name="T272">що</text:span><text:span text:style-name="T270"> належать множині </text:span><text:bookmark-start text:name="__DdeLink__608_1418879441211"/><text:bookmark-start text:name="__DdeLink__608_141887944112"/><text:span text:style-name="T173">М</text:span><text:bookmark-start text:name="__DdeLink__608_14188794412111"/><text:bookmark-end text:name="__DdeLink__608_1418879441211"/><text:bookmark-end text:name="__DdeLink__608_141887944112"/><text:span text:style-name="T200">∩</text:span><text:bookmark-end text:name="__DdeLink__608_14188794412111"/><text:span text:style-name="T174">L</text:span><text:span text:style-name="T200">∩</text:span><text:span text:style-name="T175">S</text:span><text:span text:style-name="T178">.</text:span><text:span text:style-name="T273"> </text:span><text:span text:style-name="T181">Відповідь обґрунтувати.</text:span></text:p>
        </text:list-item>
        <text:list-item>
          <text:p text:style-name="P18"><text:span text:style-name="T203">Визначити </text:span><text:span text:style-name="T204">кількість</text:span><text:span text:style-name="T203"> </text:span><text:span text:style-name="T205">БФ</text:span><text:span text:style-name="T203"> від n змінних, </text:span><text:span text:style-name="T205">що</text:span><text:span text:style-name="T203"> належать множині</text:span><text:span text:style-name="T216"> </text:span><text:span text:style-name="T217">L</text:span><text:span text:style-name="T211">\</text:span><text:span text:style-name="T210">(</text:span><text:bookmark-start text:name="__DdeLink__608_14188794411"/><text:span text:style-name="T218">Т</text:span><text:bookmark-end text:name="__DdeLink__608_14188794411"/><text:span text:style-name="T30">0</text:span><text:bookmark-start text:name="__DdeLink__608_141887944121"/><text:span text:style-name="T201">∪</text:span><text:bookmark-start text:name="__DdeLink__608_14188794412"/><text:bookmark-end text:name="__DdeLink__608_141887944121"/><text:span text:style-name="T217">Т</text:span><text:bookmark-end text:name="__DdeLink__608_14188794412"/><text:span text:style-name="T31">1</text:span><text:span text:style-name="T210">)</text:span><text:span text:style-name="T203">. </text:span><text:span text:style-name="T208">Відповідь обґрунтувати.</text:span></text:p>
        </text:list-item>
        <text:list-item>
          <text:p text:style-name="P19"><text:span text:style-name="T208">Довести, якщо </text:span><text:span text:style-name="T223">f</text:span><text:span text:style-name="T208"> не є константою, а </text:span><text:span text:style-name="T223">f</text:span><text:span text:style-name="T215">∨</text:span><text:span text:style-name="T223">f</text:span><text:span text:style-name="T208">* - константа, то <text:s/></text:span><text:span text:style-name="T220">f</text:span><text:span text:style-name="T212">∉</text:span><text:span text:style-name="T221">М</text:span><text:span text:style-name="T212">∪</text:span><text:bookmark-start text:name="__DdeLink__608_1418879442121"/><text:span text:style-name="T219">S</text:span><text:bookmark-end text:name="__DdeLink__608_1418879442121"/><text:span text:style-name="T219">.</text:span></text:p>
          <text:p text:style-name="P28"/>
          <text:p text:style-name="P29"/>
        </text:list-item>
      </text:list>
      <text:p text:style-name="P3"/>
      <text:p text:style-name="P2"/>
      <text:p text:style-name="P2"/>
      <text:p text:style-name="P1"><text:bookmark-start text:name="__DdeLink__608_141887944"/><text:s/><text:bookmark-end text:name="__DdeLink__608_14188794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20:35:32.525835189</meta:creation-date>
    <dc:date>2022-02-24T00:11:00.518219726</dc:date>
    <meta:editing-duration>PT47M1S</meta:editing-duration>
    <meta:editing-cycles>6</meta:editing-cycles>
    <meta:generator>LibreOffice/6.4.7.2$Linux_X86_64 LibreOffice_project/40$Build-2</meta:generator>
    <meta:document-statistic meta:table-count="0" meta:image-count="0" meta:object-count="20" meta:page-count="2" meta:paragraph-count="42" meta:word-count="731" meta:character-count="4384" meta:non-whitespace-character-count="3630"/>
  </office:meta>
</office:document-meta>
</file>

<file path=Object 1/content.xml><?xml version="1.0" encoding="utf-8"?>
<math xmlns="http://www.w3.org/1998/Math/MathML" display="block">
  <semantics>
    <msup>
      <mn>2</mn>
      <msup>
        <mn>2</mn>
        <mi>n</mi>
      </msup>
    </msup>
    <annotation encoding="StarMath 5.0">{2} ^ {{2} ^ {n}}</annotation>
  </semantics>
</math>
</file>

<file path=Object 10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1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2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3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4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5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6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7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8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9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2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20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3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4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5/content.xml><?xml version="1.0" encoding="utf-8"?>
<math xmlns="http://www.w3.org/1998/Math/MathML" display="block">
  <semantics>
    <mrow>
      <mstyle mathsize="12pt">
        <msubsup>
          <mi mathvariant="normal">Σ</mi>
          <mstyle mathsize="8pt">
            <mrow>
              <mi>i</mi>
              <mo stretchy="false">=</mo>
              <mn>0</mn>
            </mrow>
          </mstyle>
          <mstyle mathsize="8pt">
            <mrow>
              <mi>n</mi>
              <mo stretchy="false">−</mo>
              <mn>1</mn>
            </mrow>
          </mstyle>
        </msubsup>
      </mstyle>
      <mrow/>
    </mrow>
    <annotation encoding="StarMath 5.0"> size 12{ { %SIGMA }  rSub { size 8{i=0} }  rSup { size 8{n-1} } } {}</annotation>
  </semantics>
</math>
</file>

<file path=Object 6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7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8/content.xml><?xml version="1.0" encoding="utf-8"?>
<math xmlns="http://www.w3.org/1998/Math/MathML" display="block">
  <semantics>
    <mrow>
      <mstyle mathsize="12pt">
        <msubsup>
          <mi>C</mi>
          <mstyle mathsize="8pt">
            <mi>n</mi>
          </mstyle>
          <mstyle mathsize="8pt">
            <mi>i</mi>
          </mstyle>
        </msubsup>
      </mstyle>
      <mrow/>
    </mrow>
    <annotation encoding="StarMath 5.0"> size 12{ {C}  rSub { size 8{n} }  rSup { size 8{i} } } {}</annotation>
  </semantics>
</math>
</file>

<file path=Object 9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